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3.491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3.074cm"/>
    </style:style>
    <style:style style:name="co4" style:family="table-column">
      <style:table-column-properties fo:break-before="auto" style:column-width="3.358cm"/>
    </style:style>
    <style:style style:name="co5" style:family="table-column">
      <style:table-column-properties fo:break-before="auto" style:column-width="1.337cm"/>
    </style:style>
    <style:style style:name="co6" style:family="table-column">
      <style:table-column-properties fo:break-before="auto" style:column-width="2.701cm"/>
    </style:style>
    <style:style style:name="co7" style:family="table-column">
      <style:table-column-properties fo:break-before="auto" style:column-width="3.249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543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1.002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0.711cm" fo:break-before="auto" style:use-optimal-row-height="false"/>
    </style:style>
    <style:style style:name="ro18" style:family="table-row">
      <style:table-row-properties style:row-height="0.36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47cm" fo:break-before="auto" style:use-optimal-row-height="false"/>
    </style:style>
    <style:style style:name="ta1" style:family="table" style:master-page-name="PageStyle_5f_07-年月別">
      <style:table-properties table:display="true" style:writing-mode="lr-tb"/>
    </style:style>
    <style:style style:name="ta2" style:family="table" style:master-page-name="PageStyle_5f_07-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20_4">
      <style:table-cell-properties fo:background-color="#ffffff" fo:padding="0.071cm"/>
    </style:style>
    <style:style style:name="ce28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20_4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7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作業要點之表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5f_作業要點之表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作業要點之表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4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20_2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Excel_5f_BuiltIn_5f_Comma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千分位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一般_20_4" style:data-style-name="N165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一般_20_4" style:data-style-name="N16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0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1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5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5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0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1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2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3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4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5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6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7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8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0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4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6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7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8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9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3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4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7-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10" table:default-cell-style-name="ce28"/>
        <table:table-column table:style-name="co4" table:number-columns-repeated="245" table:default-cell-style-name="ce28"/>
        <table:table-column table:style-name="co4" table:number-columns-repeated="16127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<text:s text:c="2"/>嬰兒出生數按婚生、非婚生、無依兒童及生母、生父原屬國籍分</text:p>
            </table:table-cell>
            <table:covered-table-cell table:number-columns-repeated="11" table:style-name="ce1"/>
            <table:table-cell table:style-name="ce82" table:number-columns-repeated="16372"/>
          </table:table-row>
          <table:table-row table:style-name="ro2">
            <table:table-cell table:style-name="ce2" table:number-columns-repeated="8"/>
            <table:table-cell table:style-name="ce82"/>
            <table:table-cell table:style-name="ce88"/>
            <table:table-cell table:style-name="ce82"/>
            <table:table-cell table:style-name="ce96" office:value-type="string" calcext:value-type="string">
              <text:p><text:s text:c="3"/>單位︰人</text:p>
            </table:table-cell>
            <table:table-cell table:style-name="ce82" table:number-columns-repeated="16372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月別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3" table:style-name="ce46"/>
            <table:table-cell table:style-name="ce77" office:value-type="string" calcext:value-type="string" table:number-columns-spanned="3" table:number-rows-spanned="1">
              <text:p><text:s text:c="2"/>生母國籍（地區）</text:p>
            </table:table-cell>
            <table:covered-table-cell table:number-columns-repeated="2" table:style-name="ce77"/>
            <table:table-cell table:style-name="ce77" office:value-type="string" calcext:value-type="string" table:number-columns-spanned="3" table:number-rows-spanned="1">
              <text:p><text:s text:c="2"/>生父國籍（地區）</text:p>
            </table:table-cell>
            <table:covered-table-cell table:number-columns-repeated="2" table:style-name="ce77"/>
            <table:table-cell table:style-name="ce111" table:number-columns-repeated="16372"/>
          </table:table-row>
          <table:table-row table:style-name="ro4">
            <table:covered-table-cell table:style-name="ce3"/>
            <table:covered-table-cell table:style-name="ce29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47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number-columns-repeated="245"/>
          </table:table-row>
          <table:table-row table:style-name="ro5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245"/>
          </table:table-row>
          <table:table-row table:style-name="ro6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245"/>
          </table:table-row>
        </table:table-header-rows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0" office:value-type="float" office:value="13904" calcext:value-type="float" table:number-columns-spanned="2" table:number-rows-spanned="3">
            <text:p>13,904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245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71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71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71" office:value-type="float" office:value="34" calcext:value-type="float">
            <text:p><text:s text:c="3"/>3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72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1" office:value-type="float" office:value="17156" calcext:value-type="float" table:number-columns-spanned="2" table:number-rows-spanned="3">
            <text:p>17,15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71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73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73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0" office:value-type="float" office:value="23239" calcext:value-type="float" table:number-columns-spanned="2" table:number-rows-spanned="3">
            <text:p>23,239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71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71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73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73" office:value-type="float" office:value="24" calcext:value-type="float">
            <text:p><text:s text:c="3"/>2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1" office:value-type="float" office:value="27746" calcext:value-type="float" table:number-columns-spanned="2" table:number-rows-spanned="3">
            <text:p>27,74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71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71" office:value-type="float" office:value="36" calcext:value-type="float">
            <text:p><text:s text:c="3"/>36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73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1" office:value-type="float" office:value="30833" calcext:value-type="float" table:number-columns-spanned="2" table:number-rows-spanned="3">
            <text:p>30,833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71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73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73" office:value-type="float" office:value="29" calcext:value-type="float">
            <text:p><text:s text:c="3"/>29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1" office:value-type="float" office:value="30348" calcext:value-type="float" table:number-columns-spanned="2" table:number-rows-spanned="3">
            <text:p>30,348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71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7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73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84" office:value-type="float" office:value="17460" calcext:value-type="float">
            <text:p><text:s text:c="3"/>17,460</text:p>
          </table:table-cell>
          <table:table-cell table:style-name="ce90" office:value-type="float" office:value="214958" calcext:value-type="float" table:number-columns-spanned="1" table:number-rows-spanned="3">
            <text:p>214,958</text:p>
          </table:table-cell>
          <table:table-cell table:style-name="ce90" office:value-type="float" office:value="415" calcext:value-type="float" table:number-columns-spanned="1" table:number-rows-spanned="3">
            <text:p>415</text:p>
          </table:table-cell>
          <table:table-cell table:style-name="ce98" office:value-type="float" office:value="1046" calcext:value-type="float" table:number-columns-spanned="1" table:number-rows-spanned="3">
            <text:p>1,046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9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84" office:value-type="float" office:value="16487" calcext:value-type="float">
            <text:p><text:s text:c="3"/>16,487</text:p>
          </table:table-cell>
          <table:table-cell table:style-name="ce90" office:value-type="float" office:value="204300" calcext:value-type="float" table:number-columns-spanned="1" table:number-rows-spanned="3">
            <text:p>204,300</text:p>
          </table:table-cell>
          <table:table-cell table:style-name="ce90" office:value-type="float" office:value="399" calcext:value-type="float" table:number-columns-spanned="1" table:number-rows-spanned="3">
            <text:p>399</text:p>
          </table:table-cell>
          <table:table-cell table:style-name="ce98" office:value-type="float" office:value="1155" calcext:value-type="float" table:number-columns-spanned="1" table:number-rows-spanned="3">
            <text:p>1,155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85" office:value-type="float" office:value="8632" calcext:value-type="float">
            <text:p><text:s text:c="3"/>8,63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86" office:value-type="float" office:value="7855" calcext:value-type="float">
            <text:p><text:s text:c="3"/>7,85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84" office:value-type="float" office:value="13480" calcext:value-type="float">
            <text:p><text:s text:c="3"/>13,480</text:p>
          </table:table-cell>
          <table:table-cell table:style-name="ce90" office:value-type="float" office:value="202887" calcext:value-type="float" table:number-columns-spanned="1" table:number-rows-spanned="3">
            <text:p>202,887</text:p>
          </table:table-cell>
          <table:table-cell table:style-name="ce90" office:value-type="float" office:value="392" calcext:value-type="float" table:number-columns-spanned="1" table:number-rows-spanned="3">
            <text:p>392</text:p>
          </table:table-cell>
          <table:table-cell table:style-name="ce98" office:value-type="float" office:value="1180" calcext:value-type="float" table:number-columns-spanned="1" table:number-rows-spanned="3">
            <text:p>1,180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85" office:value-type="float" office:value="6940" calcext:value-type="float">
            <text:p><text:s text:c="3"/>6,9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86" office:value-type="float" office:value="6540" calcext:value-type="float">
            <text:p><text:s text:c="3"/>6,5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84" office:value-type="float" office:value="10788" calcext:value-type="float">
            <text:p><text:s text:c="3"/>10,788</text:p>
          </table:table-cell>
          <table:table-cell table:style-name="ce90" office:value-type="float" office:value="202703" calcext:value-type="float" table:number-columns-spanned="1" table:number-rows-spanned="3">
            <text:p>202,703</text:p>
          </table:table-cell>
          <table:table-cell table:style-name="ce90" office:value-type="float" office:value="433" calcext:value-type="float" table:number-columns-spanned="1" table:number-rows-spanned="3">
            <text:p>433</text:p>
          </table:table-cell>
          <table:table-cell table:style-name="ce98" office:value-type="float" office:value="1278" calcext:value-type="float" table:number-columns-spanned="1" table:number-rows-spanned="3">
            <text:p>1,278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85" office:value-type="float" office:value="5674" calcext:value-type="float">
            <text:p><text:s text:c="3"/>5,67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7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86" office:value-type="float" office:value="5114" calcext:value-type="float">
            <text:p><text:s text:c="3"/>5,11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87" office:value-type="float" office:value="9252" calcext:value-type="float">
            <text:p><text:s text:c="3"/>9,252</text:p>
          </table:table-cell>
          <table:table-cell table:style-name="ce90" office:value-type="float" office:value="197090" calcext:value-type="float" table:number-columns-spanned="1" table:number-rows-spanned="3">
            <text:p>197,090</text:p>
          </table:table-cell>
          <table:table-cell table:style-name="ce90" office:value-type="float" office:value="398" calcext:value-type="float" table:number-columns-spanned="1" table:number-rows-spanned="3">
            <text:p>398</text:p>
          </table:table-cell>
          <table:table-cell table:style-name="ce98" office:value-type="float" office:value="1245" calcext:value-type="float" table:number-columns-spanned="1" table:number-rows-spanned="3">
            <text:p>1,245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84" office:value-type="float" office:value="7741" calcext:value-type="float">
            <text:p><text:s text:c="3"/>7,741</text:p>
          </table:table-cell>
          <table:table-cell table:style-name="ce90" office:value-type="float" office:value="189600" calcext:value-type="float" table:number-columns-spanned="1" table:number-rows-spanned="3">
            <text:p>189,600</text:p>
          </table:table-cell>
          <table:table-cell table:style-name="ce90" office:value-type="float" office:value="390" calcext:value-type="float" table:number-columns-spanned="1" table:number-rows-spanned="3">
            <text:p>390</text:p>
          </table:table-cell>
          <table:table-cell table:style-name="ce98" office:value-type="float" office:value="1320" calcext:value-type="float" table:number-columns-spanned="1" table:number-rows-spanned="3">
            <text:p>1,320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85" office:value-type="float" office:value="4062" calcext:value-type="float">
            <text:p><text:s text:c="3"/>4,06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86" office:value-type="float" office:value="3679" calcext:value-type="float">
            <text:p><text:s text:c="3"/>3,679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0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66886" calcext:value-type="float">
            <text:p><text:s text:c="3"/>166,886</text:p>
          </table:table-cell>
          <table:table-cell table:style-name="ce53" office:value-type="float" office:value="159328" calcext:value-type="float">
            <text:p><text:s text:c="3"/>159,328</text:p>
          </table:table-cell>
          <table:table-cell table:style-name="ce53" office:value-type="float" office:value="7532" calcext:value-type="float">
            <text:p><text:s text:c="3"/>7,532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52363" calcext:value-type="float">
            <text:p><text:s text:c="3"/>152,363</text:p>
          </table:table-cell>
          <table:table-cell table:style-name="ce53" office:value-type="float" office:value="8185" calcext:value-type="float">
            <text:p><text:s text:c="3"/>8,185</text:p>
          </table:table-cell>
          <table:table-cell table:style-name="ce51" office:value-type="float" office:value="6338" calcext:value-type="float">
            <text:p><text:s text:c="3"/>6,338</text:p>
          </table:table-cell>
          <table:table-cell table:style-name="ce90" office:value-type="float" office:value="165177" calcext:value-type="float" table:number-columns-spanned="1" table:number-rows-spanned="3">
            <text:p>165,177</text:p>
          </table:table-cell>
          <table:table-cell table:style-name="ce90" office:value-type="float" office:value="360" calcext:value-type="float" table:number-columns-spanned="1" table:number-rows-spanned="3">
            <text:p>360</text:p>
          </table:table-cell>
          <table:table-cell table:style-name="ce98" office:value-type="float" office:value="1349" calcext:value-type="float" table:number-columns-spanned="1" table:number-rows-spanned="3">
            <text:p>1,349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7213" calcext:value-type="float">
            <text:p><text:s text:c="3"/>87,213</text:p>
          </table:table-cell>
          <table:table-cell table:style-name="ce54" office:value-type="float" office:value="83286" calcext:value-type="float">
            <text:p><text:s text:c="3"/>83,286</text:p>
          </table:table-cell>
          <table:table-cell table:style-name="ce54" office:value-type="float" office:value="3914" calcext:value-type="float">
            <text:p><text:s text:c="3"/>3,9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9528" calcext:value-type="float">
            <text:p><text:s text:c="3"/>79,528</text:p>
          </table:table-cell>
          <table:table-cell table:style-name="ce54" office:value-type="float" office:value="4319" calcext:value-type="float">
            <text:p><text:s text:c="3"/>4,319</text:p>
          </table:table-cell>
          <table:table-cell table:style-name="ce51" office:value-type="float" office:value="3366" calcext:value-type="float">
            <text:p><text:s text:c="3"/>3,366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1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79673" calcext:value-type="float">
            <text:p><text:s text:c="3"/>79,673</text:p>
          </table:table-cell>
          <table:table-cell table:style-name="ce55" office:value-type="float" office:value="76042" calcext:value-type="float">
            <text:p><text:s text:c="3"/>76,042</text:p>
          </table:table-cell>
          <table:table-cell table:style-name="ce55" office:value-type="float" office:value="3618" calcext:value-type="float">
            <text:p><text:s text:c="3"/>3,618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2835" calcext:value-type="float">
            <text:p><text:s text:c="3"/>72,835</text:p>
          </table:table-cell>
          <table:table-cell table:style-name="ce55" office:value-type="float" office:value="3866" calcext:value-type="float">
            <text:p><text:s text:c="3"/>3,866</text:p>
          </table:table-cell>
          <table:table-cell table:style-name="ce52" office:value-type="float" office:value="2972" calcext:value-type="float">
            <text:p><text:s text:c="3"/>2,97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89162" calcext:value-type="float">
            <text:p><text:s text:c="3"/>189,162</text:p>
          </table:table-cell>
          <table:table-cell table:style-name="ce48" office:value-type="float" office:value="7452" calcext:value-type="float">
            <text:p><text:s text:c="3"/>7,452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81230" calcext:value-type="float">
            <text:p><text:s text:c="3"/>181,230</text:p>
          </table:table-cell>
          <table:table-cell table:style-name="ce48" office:value-type="float" office:value="8937" calcext:value-type="float">
            <text:p><text:s text:c="3"/>8,937</text:p>
          </table:table-cell>
          <table:table-cell table:style-name="ce84" office:value-type="float" office:value="6460" calcext:value-type="float">
            <text:p><text:s text:c="3"/>6,460</text:p>
          </table:table-cell>
          <table:table-cell table:style-name="ce90" office:value-type="float" office:value="194727" calcext:value-type="float" table:number-columns-spanned="1" table:number-rows-spanned="3">
            <text:p>194,727</text:p>
          </table:table-cell>
          <table:table-cell table:style-name="ce90" office:value-type="float" office:value="473" calcext:value-type="float" table:number-columns-spanned="1" table:number-rows-spanned="3">
            <text:p>473</text:p>
          </table:table-cell>
          <table:table-cell table:style-name="ce98" office:value-type="float" office:value="1427" calcext:value-type="float" table:number-columns-spanned="1" table:number-rows-spanned="3">
            <text:p>1,427</text:p>
          </table:table-cell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8098" calcext:value-type="float">
            <text:p><text:s text:c="3"/>98,098</text:p>
          </table:table-cell>
          <table:table-cell table:style-name="ce49" office:value-type="float" office:value="3838" calcext:value-type="float">
            <text:p><text:s text:c="3"/>3,83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93982" calcext:value-type="float">
            <text:p><text:s text:c="3"/>93,982</text:p>
          </table:table-cell>
          <table:table-cell table:style-name="ce49" office:value-type="float" office:value="4676" calcext:value-type="float">
            <text:p><text:s text:c="3"/>4,676</text:p>
          </table:table-cell>
          <table:table-cell table:style-name="ce85" office:value-type="float" office:value="3285" calcext:value-type="float">
            <text:p><text:s text:c="3"/>3,28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91064" calcext:value-type="float">
            <text:p><text:s text:c="3"/>91,064</text:p>
          </table:table-cell>
          <table:table-cell table:style-name="ce50" office:value-type="float" office:value="3614" calcext:value-type="float">
            <text:p><text:s text:c="3"/>3,6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7248" calcext:value-type="float">
            <text:p><text:s text:c="3"/>87,248</text:p>
          </table:table-cell>
          <table:table-cell table:style-name="ce50" office:value-type="float" office:value="4261" calcext:value-type="float">
            <text:p><text:s text:c="3"/>4,261</text:p>
          </table:table-cell>
          <table:table-cell table:style-name="ce86" office:value-type="float" office:value="3175" calcext:value-type="float">
            <text:p><text:s text:c="3"/>3,17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29481" calcext:value-type="float">
            <text:p><text:s text:c="3"/>229,481</text:p>
          </table:table-cell>
          <table:table-cell table:style-name="ce48" office:value-type="float" office:value="221213" calcext:value-type="float">
            <text:p><text:s text:c="3"/>221,213</text:p>
          </table:table-cell>
          <table:table-cell table:style-name="ce48" office:value-type="float" office:value="8250" calcext:value-type="float">
            <text:p><text:s text:c="3"/>8,25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12186" calcext:value-type="float">
            <text:p><text:s text:c="3"/>212,186</text:p>
          </table:table-cell>
          <table:table-cell table:style-name="ce48" office:value-type="float" office:value="10056" calcext:value-type="float">
            <text:p><text:s text:c="3"/>10,056</text:p>
          </table:table-cell>
          <table:table-cell table:style-name="ce84" office:value-type="float" office:value="7239" calcext:value-type="float">
            <text:p><text:s text:c="3"/>7,239</text:p>
          </table:table-cell>
          <table:table-cell table:style-name="ce90" office:value-type="float" office:value="227079" calcext:value-type="float" table:number-columns-spanned="1" table:number-rows-spanned="3">
            <text:p>227,079</text:p>
          </table:table-cell>
          <table:table-cell table:style-name="ce90" office:value-type="float" office:value="601" calcext:value-type="float" table:number-columns-spanned="1" table:number-rows-spanned="3">
            <text:p>601</text:p>
          </table:table-cell>
          <table:table-cell table:style-name="ce98" office:value-type="float" office:value="1801" calcext:value-type="float" table:number-columns-spanned="1" table:number-rows-spanned="3">
            <text:p>1,801</text:p>
          </table:table-cell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114511" calcext:value-type="float">
            <text:p><text:s text:c="3"/>114,511</text:p>
          </table:table-cell>
          <table:table-cell table:style-name="ce49" office:value-type="float" office:value="4325" calcext:value-type="float">
            <text:p><text:s text:c="3"/>4,325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9821" calcext:value-type="float">
            <text:p><text:s text:c="3"/>109,821</text:p>
          </table:table-cell>
          <table:table-cell table:style-name="ce49" office:value-type="float" office:value="5269" calcext:value-type="float">
            <text:p><text:s text:c="3"/>5,269</text:p>
          </table:table-cell>
          <table:table-cell table:style-name="ce85" office:value-type="float" office:value="3758" calcext:value-type="float">
            <text:p><text:s text:c="3"/>3,75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106702" calcext:value-type="float">
            <text:p><text:s text:c="3"/>106,702</text:p>
          </table:table-cell>
          <table:table-cell table:style-name="ce50" office:value-type="float" office:value="3925" calcext:value-type="float">
            <text:p><text:s text:c="3"/>3,925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2365" calcext:value-type="float">
            <text:p><text:s text:c="3"/>102,365</text:p>
          </table:table-cell>
          <table:table-cell table:style-name="ce50" office:value-type="float" office:value="4787" calcext:value-type="float">
            <text:p><text:s text:c="3"/>4,787</text:p>
          </table:table-cell>
          <table:table-cell table:style-name="ce86" office:value-type="float" office:value="3481" calcext:value-type="float">
            <text:p><text:s text:c="3"/>3,481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9113" calcext:value-type="float">
            <text:p><text:s text:c="3"/>199,113</text:p>
          </table:table-cell>
          <table:table-cell table:style-name="ce48" office:value-type="float" office:value="191137" calcext:value-type="float">
            <text:p><text:s text:c="3"/>191,137</text:p>
          </table:table-cell>
          <table:table-cell table:style-name="ce48" office:value-type="float" office:value="7964" calcext:value-type="float">
            <text:p><text:s text:c="3"/>7,96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85194" calcext:value-type="float">
            <text:p><text:s text:c="3"/>185,194</text:p>
          </table:table-cell>
          <table:table-cell table:style-name="ce48" office:value-type="float" office:value="8035" calcext:value-type="float">
            <text:p><text:s text:c="3"/>8,035</text:p>
          </table:table-cell>
          <table:table-cell table:style-name="ce84" office:value-type="float" office:value="5884" calcext:value-type="float">
            <text:p><text:s text:c="3"/>5,884</text:p>
          </table:table-cell>
          <table:table-cell table:style-name="ce90" office:value-type="float" office:value="197006" calcext:value-type="float" table:number-columns-spanned="1" table:number-rows-spanned="3">
            <text:p>197,006</text:p>
          </table:table-cell>
          <table:table-cell table:style-name="ce90" office:value-type="float" office:value="523" calcext:value-type="float" table:number-columns-spanned="1" table:number-rows-spanned="3">
            <text:p>523</text:p>
          </table:table-cell>
          <table:table-cell table:style-name="ce98" office:value-type="float" office:value="1584" calcext:value-type="float" table:number-columns-spanned="1" table:number-rows-spanned="3">
            <text:p>1,584</text:p>
          </table:table-cell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9037" calcext:value-type="float">
            <text:p><text:s text:c="3"/>99,037</text:p>
          </table:table-cell>
          <table:table-cell table:style-name="ce49" office:value-type="float" office:value="4078" calcext:value-type="float">
            <text:p><text:s text:c="3"/>4,07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5857" calcext:value-type="float">
            <text:p><text:s text:c="3"/>95,857</text:p>
          </table:table-cell>
          <table:table-cell table:style-name="ce49" office:value-type="float" office:value="4213" calcext:value-type="float">
            <text:p><text:s text:c="3"/>4,213</text:p>
          </table:table-cell>
          <table:table-cell table:style-name="ce85" office:value-type="float" office:value="3050" calcext:value-type="float">
            <text:p><text:s text:c="3"/>3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92100" calcext:value-type="float">
            <text:p><text:s text:c="3"/>92,100</text:p>
          </table:table-cell>
          <table:table-cell table:style-name="ce50" office:value-type="float" office:value="3886" calcext:value-type="float">
            <text:p><text:s text:c="3"/>3,88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9337" calcext:value-type="float">
            <text:p><text:s text:c="3"/>89,337</text:p>
          </table:table-cell>
          <table:table-cell table:style-name="ce50" office:value-type="float" office:value="3822" calcext:value-type="float">
            <text:p><text:s text:c="3"/>3,822</text:p>
          </table:table-cell>
          <table:table-cell table:style-name="ce86" office:value-type="float" office:value="2834" calcext:value-type="float">
            <text:p><text:s text:c="3"/>2,83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0" office:value-type="string" calcext:value-type="string">
            <text:p>計</text:p>
          </table:table-cell>
          <table:table-cell table:style-name="ce56" office:value-type="float" office:value="210383" calcext:value-type="float">
            <text:p><text:s text:c="3"/>210,383</text:p>
          </table:table-cell>
          <table:table-cell table:style-name="ce56" office:value-type="float" office:value="202534" calcext:value-type="float">
            <text:p><text:s text:c="3"/>202,534</text:p>
          </table:table-cell>
          <table:table-cell table:style-name="ce56" office:value-type="float" office:value="7842" calcext:value-type="float">
            <text:p><text:s text:c="3"/>7,84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96545" calcext:value-type="float">
            <text:p><text:s text:c="3"/>196,545</text:p>
          </table:table-cell>
          <table:table-cell table:style-name="ce56" office:value-type="float" office:value="8151" calcext:value-type="float">
            <text:p><text:s text:c="3"/>8,151</text:p>
          </table:table-cell>
          <table:table-cell table:style-name="ce56" office:value-type="float" office:value="5687" calcext:value-type="float">
            <text:p><text:s text:c="3"/>5,687</text:p>
          </table:table-cell>
          <table:table-cell table:style-name="ce91" office:value-type="float" office:value="207864" calcext:value-type="float">
            <text:p><text:s text:c="3"/>207,864</text:p>
          </table:table-cell>
          <table:table-cell table:style-name="ce91" office:value-type="float" office:value="665" calcext:value-type="float">
            <text:p><text:s text:c="3"/>665</text:p>
          </table:table-cell>
          <table:table-cell table:style-name="ce99" office:value-type="float" office:value="1854" calcext:value-type="float">
            <text:p><text:s text:c="3"/>1,854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57" office:value-type="float" office:value="108817" calcext:value-type="float">
            <text:p><text:s text:c="3"/>108,817</text:p>
          </table:table-cell>
          <table:table-cell table:style-name="ce57" office:value-type="float" office:value="104718" calcext:value-type="float">
            <text:p><text:s text:c="3"/>104,718</text:p>
          </table:table-cell>
          <table:table-cell table:style-name="ce57" office:value-type="float" office:value="4096" calcext:value-type="float">
            <text:p><text:s text:c="3"/>4,09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1555" calcext:value-type="float">
            <text:p><text:s text:c="3"/>101,555</text:p>
          </table:table-cell>
          <table:table-cell table:style-name="ce57" office:value-type="float" office:value="4278" calcext:value-type="float">
            <text:p><text:s text:c="3"/>4,278</text:p>
          </table:table-cell>
          <table:table-cell table:style-name="ce57" office:value-type="float" office:value="2984" calcext:value-type="float">
            <text:p><text:s text:c="3"/>2,984</text:p>
          </table:table-cell>
          <table:table-cell table:style-name="ce92" office:value-type="float" office:value="107513" calcext:value-type="float">
            <text:p><text:s text:c="3"/>107,513</text:p>
          </table:table-cell>
          <table:table-cell table:style-name="ce92" office:value-type="float" office:value="349" calcext:value-type="float">
            <text:p><text:s text:c="3"/>349</text:p>
          </table:table-cell>
          <table:table-cell table:style-name="ce100" office:value-type="float" office:value="955" calcext:value-type="float">
            <text:p><text:s text:c="3"/>955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8" office:value-type="float" office:value="101566" calcext:value-type="float">
            <text:p><text:s text:c="3"/>101,566</text:p>
          </table:table-cell>
          <table:table-cell table:style-name="ce58" office:value-type="float" office:value="97816" calcext:value-type="float">
            <text:p><text:s text:c="3"/>97,816</text:p>
          </table:table-cell>
          <table:table-cell table:style-name="ce58" office:value-type="float" office:value="3746" calcext:value-type="float">
            <text:p><text:s text:c="3"/>3,7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4990" calcext:value-type="float">
            <text:p><text:s text:c="3"/>94,990</text:p>
          </table:table-cell>
          <table:table-cell table:style-name="ce58" office:value-type="float" office:value="3873" calcext:value-type="float">
            <text:p><text:s text:c="3"/>3,873</text:p>
          </table:table-cell>
          <table:table-cell table:style-name="ce58" office:value-type="float" office:value="2703" calcext:value-type="float">
            <text:p><text:s text:c="3"/>2,703</text:p>
          </table:table-cell>
          <table:table-cell table:style-name="ce93" office:value-type="float" office:value="100351" calcext:value-type="float">
            <text:p><text:s text:c="3"/>100,351</text:p>
          </table:table-cell>
          <table:table-cell table:style-name="ce93" office:value-type="float" office:value="316" calcext:value-type="float">
            <text:p><text:s text:c="3"/>316</text:p>
          </table:table-cell>
          <table:table-cell table:style-name="ce101" office:value-type="float" office:value="899" calcext:value-type="float">
            <text:p><text:s text:c="3"/>899</text:p>
          </table:table-cell>
          <table:table-cell table:style-name="ce112" table:number-columns-repeated="1637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205540" calcext:value-type="float">
            <text:p><text:s text:c="3"/>205,540</text:p>
          </table:table-cell>
          <table:table-cell table:style-name="ce48" office:value-type="float" office:value="8050" calcext:value-type="float">
            <text:p><text:s text:c="3"/>8,05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00345" calcext:value-type="float">
            <text:p><text:s text:c="3"/>200,345</text:p>
          </table:table-cell>
          <table:table-cell table:style-name="ce48" office:value-type="float" office:value="7340" calcext:value-type="float">
            <text:p><text:s text:c="3"/>7,340</text:p>
          </table:table-cell>
          <table:table-cell table:style-name="ce48" office:value-type="float" office:value="5913" calcext:value-type="float">
            <text:p><text:s text:c="3"/>5,913</text:p>
          </table:table-cell>
          <table:table-cell table:style-name="ce48" office:value-type="float" office:value="210969" calcext:value-type="float">
            <text:p><text:s text:c="3"/>210,969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84" office:value-type="float" office:value="1915" calcext:value-type="float">
            <text:p><text:s text:c="3"/>1,915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49" office:value-type="float" office:value="111041" calcext:value-type="float">
            <text:p><text:s text:c="3"/>111,041</text:p>
          </table:table-cell>
          <table:table-cell table:style-name="ce49" office:value-type="float" office:value="106764" calcext:value-type="float">
            <text:p><text:s text:c="3"/>106,764</text:p>
          </table:table-cell>
          <table:table-cell table:style-name="ce49" office:value-type="float" office:value="4274" calcext:value-type="float">
            <text:p><text:s text:c="3"/>4,27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04082" calcext:value-type="float">
            <text:p><text:s text:c="3"/>104,082</text:p>
          </table:table-cell>
          <table:table-cell table:style-name="ce49" office:value-type="float" office:value="3890" calcext:value-type="float">
            <text:p><text:s text:c="3"/>3,890</text:p>
          </table:table-cell>
          <table:table-cell table:style-name="ce49" office:value-type="float" office:value="3069" calcext:value-type="float">
            <text:p><text:s text:c="3"/>3,069</text:p>
          </table:table-cell>
          <table:table-cell table:style-name="ce49" office:value-type="float" office:value="109651" calcext:value-type="float">
            <text:p><text:s text:c="3"/>109,651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85" office:value-type="float" office:value="1010" calcext:value-type="float">
            <text:p><text:s text:c="3"/>1,010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0" office:value-type="float" office:value="102557" calcext:value-type="float">
            <text:p><text:s text:c="3"/>102,557</text:p>
          </table:table-cell>
          <table:table-cell table:style-name="ce50" office:value-type="float" office:value="98776" calcext:value-type="float">
            <text:p><text:s text:c="3"/>98,776</text:p>
          </table:table-cell>
          <table:table-cell table:style-name="ce50" office:value-type="float" office:value="3776" calcext:value-type="float">
            <text:p><text:s text:c="3"/>3,7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6263" calcext:value-type="float">
            <text:p><text:s text:c="3"/>96,263</text:p>
          </table:table-cell>
          <table:table-cell table:style-name="ce50" office:value-type="float" office:value="3450" calcext:value-type="float">
            <text:p><text:s text:c="3"/>3,450</text:p>
          </table:table-cell>
          <table:table-cell table:style-name="ce50" office:value-type="float" office:value="2844" calcext:value-type="float">
            <text:p><text:s text:c="3"/>2,844</text:p>
          </table:table-cell>
          <table:table-cell table:style-name="ce50" office:value-type="float" office:value="101318" calcext:value-type="float">
            <text:p><text:s text:c="3"/>101,318</text:p>
          </table:table-cell>
          <table:table-cell table:style-name="ce50" office:value-type="float" office:value="334" calcext:value-type="float">
            <text:p><text:s text:c="3"/>334</text:p>
          </table:table-cell>
          <table:table-cell table:style-name="ce86" office:value-type="float" office:value="905" calcext:value-type="float">
            <text:p><text:s text:c="3"/>905</text:p>
          </table:table-cell>
          <table:table-cell table:style-name="ce112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208440" calcext:value-type="float">
            <text:p>208,440</text:p>
          </table:table-cell>
          <table:table-cell table:style-name="ce59" office:value-type="float" office:value="200553" calcext:value-type="float">
            <text:p>200,553</text:p>
          </table:table-cell>
          <table:table-cell table:style-name="ce59" office:value-type="float" office:value="7879" calcext:value-type="float">
            <text:p>7,87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95557" calcext:value-type="float">
            <text:p>195,557</text:p>
          </table:table-cell>
          <table:table-cell table:style-name="ce59" office:value-type="float" office:value="6940" calcext:value-type="float">
            <text:p>6,940</text:p>
          </table:table-cell>
          <table:table-cell table:style-name="ce59" office:value-type="float" office:value="5943" calcext:value-type="float">
            <text:p>5,943</text:p>
          </table:table-cell>
          <table:table-cell table:style-name="ce59" office:value-type="float" office:value="205770" calcext:value-type="float">
            <text:p>205,770</text:p>
          </table:table-cell>
          <table:table-cell table:style-name="ce59" office:value-type="float" office:value="778" calcext:value-type="float">
            <text:p>778</text:p>
          </table:table-cell>
          <table:table-cell table:style-name="ce102" office:value-type="float" office:value="1892" calcext:value-type="float">
            <text:p>1,892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8133" calcext:value-type="float">
            <text:p>108,133</text:p>
          </table:table-cell>
          <table:table-cell table:style-name="ce60" office:value-type="float" office:value="104131" calcext:value-type="float">
            <text:p>104,131</text:p>
          </table:table-cell>
          <table:table-cell table:style-name="ce60" office:value-type="float" office:value="3998" calcext:value-type="float">
            <text:p>3,99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1410" calcext:value-type="float">
            <text:p>101,410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3062" calcext:value-type="float">
            <text:p>3,062</text:p>
          </table:table-cell>
          <table:table-cell table:style-name="ce60" office:value-type="float" office:value="106770" calcext:value-type="float">
            <text:p>106,770</text:p>
          </table:table-cell>
          <table:table-cell table:style-name="ce60" office:value-type="float" office:value="408" calcext:value-type="float">
            <text:p>408</text:p>
          </table:table-cell>
          <table:table-cell table:style-name="ce103" office:value-type="float" office:value="955" calcext:value-type="float">
            <text:p>955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100307" calcext:value-type="float">
            <text:p>100,307</text:p>
          </table:table-cell>
          <table:table-cell table:style-name="ce60" office:value-type="float" office:value="96422" calcext:value-type="float">
            <text:p>96,422</text:p>
          </table:table-cell>
          <table:table-cell table:style-name="ce60" office:value-type="float" office:value="3881" calcext:value-type="float">
            <text:p>3,88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147" calcext:value-type="float">
            <text:p>94,147</text:p>
          </table:table-cell>
          <table:table-cell table:style-name="ce60" office:value-type="float" office:value="3279" calcext:value-type="float">
            <text:p>3,279</text:p>
          </table:table-cell>
          <table:table-cell table:style-name="ce60" office:value-type="float" office:value="2881" calcext:value-type="float">
            <text:p>2,881</text:p>
          </table:table-cell>
          <table:table-cell table:style-name="ce60" office:value-type="float" office:value="99000" calcext:value-type="float">
            <text:p>99,000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937" calcext:value-type="float">
            <text:p>937</text:p>
          </table:table-cell>
          <table:table-cell table:style-name="ce94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93844" calcext:value-type="float">
            <text:p>193,844</text:p>
          </table:table-cell>
          <table:table-cell table:style-name="ce59" office:value-type="float" office:value="186425" calcext:value-type="float">
            <text:p>186,425</text:p>
          </table:table-cell>
          <table:table-cell table:style-name="ce59" office:value-type="float" office:value="7411" calcext:value-type="float">
            <text:p>7,41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82066" calcext:value-type="float">
            <text:p>182,066</text:p>
          </table:table-cell>
          <table:table-cell table:style-name="ce59" office:value-type="float" office:value="5753" calcext:value-type="float">
            <text:p>5,753</text:p>
          </table:table-cell>
          <table:table-cell table:style-name="ce59" office:value-type="float" office:value="6025" calcext:value-type="float">
            <text:p>6,025</text:p>
          </table:table-cell>
          <table:table-cell table:style-name="ce59" office:value-type="float" office:value="191285" calcext:value-type="float">
            <text:p>191,285</text:p>
          </table:table-cell>
          <table:table-cell table:style-name="ce59" office:value-type="float" office:value="732" calcext:value-type="float">
            <text:p>732</text:p>
          </table:table-cell>
          <table:table-cell table:style-name="ce102" office:value-type="float" office:value="1827" calcext:value-type="float">
            <text:p>1,827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0477" calcext:value-type="float">
            <text:p>100,477</text:p>
          </table:table-cell>
          <table:table-cell table:style-name="ce60" office:value-type="float" office:value="96723" calcext:value-type="float">
            <text:p>96,723</text:p>
          </table:table-cell>
          <table:table-cell table:style-name="ce60" office:value-type="float" office:value="3750" calcext:value-type="float">
            <text:p>3,75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400" calcext:value-type="float">
            <text:p>94,400</text:p>
          </table:table-cell>
          <table:table-cell table:style-name="ce60" office:value-type="float" office:value="2949" calcext:value-type="float">
            <text:p>2,949</text:p>
          </table:table-cell>
          <table:table-cell table:style-name="ce60" office:value-type="float" office:value="3128" calcext:value-type="float">
            <text:p>3,128</text:p>
          </table:table-cell>
          <table:table-cell table:style-name="ce60" office:value-type="float" office:value="99162" calcext:value-type="float">
            <text:p>99,162</text:p>
          </table:table-cell>
          <table:table-cell table:style-name="ce60" office:value-type="float" office:value="362" calcext:value-type="float">
            <text:p>362</text:p>
          </table:table-cell>
          <table:table-cell table:style-name="ce103" office:value-type="float" office:value="953" calcext:value-type="float">
            <text:p>953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89702" calcext:value-type="float">
            <text:p>89,702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7666" calcext:value-type="float">
            <text:p>87,666</text:p>
          </table:table-cell>
          <table:table-cell table:style-name="ce60" office:value-type="float" office:value="2804" calcext:value-type="float">
            <text:p>2,804</text:p>
          </table:table-cell>
          <table:table-cell table:style-name="ce60" office:value-type="float" office:value="2897" calcext:value-type="float">
            <text:p>2,897</text:p>
          </table:table-cell>
          <table:table-cell table:style-name="ce60" office:value-type="float" office:value="92123" calcext:value-type="float">
            <text:p>92,123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874" calcext:value-type="float">
            <text:p>874</text:p>
          </table:table-cell>
          <table:table-cell table:style-name="ce94" table:number-columns-repeated="16372"/>
        </table:table-row>
        <table:table-row table:style-name="ro8">
          <table:table-cell table:style-name="ce16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81601" calcext:value-type="float">
            <text:p>181,601</text:p>
          </table:table-cell>
          <table:table-cell table:style-name="ce59" office:value-type="float" office:value="174472" calcext:value-type="float">
            <text:p>174,472</text:p>
          </table:table-cell>
          <table:table-cell table:style-name="ce59" office:value-type="float" office:value="7122" calcext:value-type="float">
            <text:p>7,12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70433" calcext:value-type="float">
            <text:p>170,433</text:p>
          </table:table-cell>
          <table:table-cell table:style-name="ce59" office:value-type="float" office:value="4827" calcext:value-type="float">
            <text:p>4,827</text:p>
          </table:table-cell>
          <table:table-cell table:style-name="ce59" office:value-type="float" office:value="6341" calcext:value-type="float">
            <text:p>6,341</text:p>
          </table:table-cell>
          <table:table-cell table:style-name="ce59" office:value-type="float" office:value="178925" calcext:value-type="float">
            <text:p>178,925</text:p>
          </table:table-cell>
          <table:table-cell table:style-name="ce59" office:value-type="float" office:value="787" calcext:value-type="float">
            <text:p>787</text:p>
          </table:table-cell>
          <table:table-cell table:style-name="ce102" office:value-type="float" office:value="1889" calcext:value-type="float">
            <text:p>1,889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3876" calcext:value-type="float">
            <text:p>93,876</text:p>
          </table:table-cell>
          <table:table-cell table:style-name="ce60" office:value-type="float" office:value="90267" calcext:value-type="float">
            <text:p>90,267</text:p>
          </table:table-cell>
          <table:table-cell table:style-name="ce60" office:value-type="float" office:value="3605" calcext:value-type="float">
            <text:p>3,60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8218" calcext:value-type="float">
            <text:p>88,218</text:p>
          </table:table-cell>
          <table:table-cell table:style-name="ce60" office:value-type="float" office:value="2451" calcext:value-type="float">
            <text:p>2,451</text:p>
          </table:table-cell>
          <table:table-cell table:style-name="ce60" office:value-type="float" office:value="3207" calcext:value-type="float">
            <text:p>3,207</text:p>
          </table:table-cell>
          <table:table-cell table:style-name="ce60" office:value-type="float" office:value="92465" calcext:value-type="float">
            <text:p>92,465</text:p>
          </table:table-cell>
          <table:table-cell table:style-name="ce60" office:value-type="float" office:value="443" calcext:value-type="float">
            <text:p>443</text:p>
          </table:table-cell>
          <table:table-cell table:style-name="ce104" office:value-type="float" office:value="968" calcext:value-type="float">
            <text:p>968</text:p>
          </table:table-cell>
          <table:table-cell table:style-name="ce94" table:number-columns-repeated="1637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61" office:value-type="float" office:value="87725" calcext:value-type="float">
            <text:p>87,725</text:p>
          </table:table-cell>
          <table:table-cell table:style-name="ce61" office:value-type="float" office:value="84205" calcext:value-type="float">
            <text:p>84,205</text:p>
          </table:table-cell>
          <table:table-cell table:style-name="ce61" office:value-type="float" office:value="3517" calcext:value-type="float">
            <text:p>3,5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2215" calcext:value-type="float">
            <text:p>82,215</text:p>
          </table:table-cell>
          <table:table-cell table:style-name="ce61" office:value-type="float" office:value="2376" calcext:value-type="float">
            <text:p>2,376</text:p>
          </table:table-cell>
          <table:table-cell table:style-name="ce61" office:value-type="float" office:value="3134" calcext:value-type="float">
            <text:p>3,134</text:p>
          </table:table-cell>
          <table:table-cell table:style-name="ce61" office:value-type="float" office:value="86460" calcext:value-type="float">
            <text:p>86,460</text:p>
          </table:table-cell>
          <table:table-cell table:style-name="ce61" office:value-type="float" office:value="344" calcext:value-type="float">
            <text:p>344</text:p>
          </table:table-cell>
          <table:table-cell table:style-name="ce105" office:value-type="float" office:value="921" calcext:value-type="float">
            <text:p>921</text:p>
          </table:table-cell>
          <table:table-cell table:style-name="ce94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</table:table-cell>
          <table:table-cell table:style-name="ce14" office:value-type="string" calcext:value-type="string">
            <text:p>計</text:p>
          </table:table-cell>
          <table:table-cell table:style-name="ce60" office:value-type="float" office:value="177767" calcext:value-type="float">
            <text:p>177,767</text:p>
          </table:table-cell>
          <table:table-cell table:style-name="ce60" office:value-type="float" office:value="170843" calcext:value-type="float">
            <text:p>170,843</text:p>
          </table:table-cell>
          <table:table-cell table:style-name="ce60" office:value-type="float" office:value="6921" calcext:value-type="float">
            <text:p>6,9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6426" calcext:value-type="float">
            <text:p>166,426</text:p>
          </table:table-cell>
          <table:table-cell table:style-name="ce60" office:value-type="float" office:value="4497" calcext:value-type="float">
            <text:p>4,497</text:p>
          </table:table-cell>
          <table:table-cell table:style-name="ce60" office:value-type="float" office:value="6844" calcext:value-type="float">
            <text:p>6,844</text:p>
          </table:table-cell>
          <table:table-cell table:style-name="ce60" office:value-type="float" office:value="174877" calcext:value-type="float">
            <text:p>174,877</text:p>
          </table:table-cell>
          <table:table-cell table:style-name="ce60" office:value-type="float" office:value="908" calcext:value-type="float">
            <text:p>908</text:p>
          </table:table-cell>
          <table:table-cell table:style-name="ce103" office:value-type="float" office:value="1982" calcext:value-type="float">
            <text:p>1,982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2237" calcext:value-type="float">
            <text:p>92,237</text:p>
          </table:table-cell>
          <table:table-cell table:style-name="ce60" office:value-type="float" office:value="88610" calcext:value-type="float">
            <text:p>88,610</text:p>
          </table:table-cell>
          <table:table-cell table:style-name="ce60" office:value-type="float" office:value="3627" calcext:value-type="float">
            <text:p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6387" calcext:value-type="float">
            <text:p>86,387</text:p>
          </table:table-cell>
          <table:table-cell table:style-name="ce60" office:value-type="float" office:value="2318" calcext:value-type="float">
            <text:p>2,318</text:p>
          </table:table-cell>
          <table:table-cell table:style-name="ce60" office:value-type="float" office:value="3532" calcext:value-type="float">
            <text:p>3,532</text:p>
          </table:table-cell>
          <table:table-cell table:style-name="ce60" office:value-type="float" office:value="90724" calcext:value-type="float">
            <text:p>90,724</text:p>
          </table:table-cell>
          <table:table-cell table:style-name="ce60" office:value-type="float" office:value="485" calcext:value-type="float">
            <text:p>485</text:p>
          </table:table-cell>
          <table:table-cell table:style-name="ce103" office:value-type="float" office:value="1028" calcext:value-type="float">
            <text:p>1,028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1" office:value-type="float" office:value="82233" calcext:value-type="float">
            <text:p>82,233</text:p>
          </table:table-cell>
          <table:table-cell table:style-name="ce61" office:value-type="float" office:value="3294" calcext:value-type="float">
            <text:p>3,2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0039" calcext:value-type="float">
            <text:p>80,039</text:p>
          </table:table-cell>
          <table:table-cell table:style-name="ce61" office:value-type="float" office:value="2179" calcext:value-type="float">
            <text:p>2,179</text:p>
          </table:table-cell>
          <table:table-cell table:style-name="ce61" office:value-type="float" office:value="3312" calcext:value-type="float">
            <text:p>3,312</text:p>
          </table:table-cell>
          <table:table-cell table:style-name="ce61" office:value-type="float" office:value="84153" calcext:value-type="float">
            <text:p>84,153</text:p>
          </table:table-cell>
          <table:table-cell table:style-name="ce61" office:value-type="float" office:value="423" calcext:value-type="float">
            <text:p>423</text:p>
          </table:table-cell>
          <table:table-cell table:style-name="ce105" office:value-type="float" office:value="954" calcext:value-type="float">
            <text:p>954</text:p>
          </table:table-cell>
          <table:table-cell table:style-name="ce94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/>
            <text:p>109年</text:p>
            <text:p/>
          </table:table-cell>
          <table:table-cell table:style-name="ce15" office:value-type="string" calcext:value-type="string">
            <text:p>計</text:p>
          </table:table-cell>
          <table:table-cell table:style-name="ce60" office:value-type="float" office:value="165249" calcext:value-type="float">
            <text:p>165,249</text:p>
          </table:table-cell>
          <table:table-cell table:style-name="ce60" office:value-type="float" office:value="158766" calcext:value-type="float">
            <text:p>158,766</text:p>
          </table:table-cell>
          <table:table-cell table:style-name="ce60" office:value-type="float" office:value="6478" calcext:value-type="float">
            <text:p>6,47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55229" calcext:value-type="float">
            <text:p>155,229</text:p>
          </table:table-cell>
          <table:table-cell table:style-name="ce60" office:value-type="float" office:value="3420" calcext:value-type="float">
            <text:p>3,420</text:p>
          </table:table-cell>
          <table:table-cell table:style-name="ce60" office:value-type="float" office:value="6600" calcext:value-type="float">
            <text:p>6,600</text:p>
          </table:table-cell>
          <table:table-cell table:style-name="ce60" office:value-type="float" office:value="162537" calcext:value-type="float">
            <text:p>162,537</text:p>
          </table:table-cell>
          <table:table-cell table:style-name="ce95" office:value-type="float" office:value="780" calcext:value-type="float">
            <text:p>780</text:p>
          </table:table-cell>
          <table:table-cell table:style-name="ce104" office:value-type="float" office:value="1932" calcext:value-type="float">
            <text:p>1,932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85704" calcext:value-type="float">
            <text:p>85,704</text:p>
          </table:table-cell>
          <table:table-cell table:style-name="ce74" office:value-type="float" office:value="82357" calcext:value-type="float">
            <text:p>82,357</text:p>
          </table:table-cell>
          <table:table-cell table:style-name="ce74" office:value-type="float" office:value="3344" calcext:value-type="float">
            <text:p>3,344</text:p>
          </table:table-cell>
          <table:table-cell table:style-name="ce74" office:value-type="float" office:value="3" calcext:value-type="float">
            <text:p>3</text:p>
          </table:table-cell>
          <table:table-cell table:style-name="ce79" office:value-type="float" office:value="80422" calcext:value-type="float">
            <text:p>80,422</text:p>
          </table:table-cell>
          <table:table-cell table:style-name="ce74" office:value-type="float" office:value="1857" calcext:value-type="float">
            <text:p>1,857</text:p>
          </table:table-cell>
          <table:table-cell table:style-name="ce74" office:value-type="float" office:value="3425" calcext:value-type="float">
            <text:p>3,425</text:p>
          </table:table-cell>
          <table:table-cell table:style-name="ce79" office:value-type="float" office:value="84322" calcext:value-type="float">
            <text:p>84,322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977" calcext:value-type="float">
            <text:p>977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79545" calcext:value-type="float">
            <text:p>79,545</text:p>
          </table:table-cell>
          <table:table-cell table:style-name="ce75" office:value-type="float" office:value="76409" calcext:value-type="float">
            <text:p>76,409</text:p>
          </table:table-cell>
          <table:table-cell table:style-name="ce75" office:value-type="float" office:value="3134" calcext:value-type="float">
            <text:p>3,134</text:p>
          </table:table-cell>
          <table:table-cell table:style-name="ce75" office:value-type="float" office:value="2" calcext:value-type="float">
            <text:p>2</text:p>
          </table:table-cell>
          <table:table-cell table:style-name="ce62" office:value-type="float" office:value="74807" calcext:value-type="float">
            <text:p>74,807</text:p>
          </table:table-cell>
          <table:table-cell table:style-name="ce75" office:value-type="float" office:value="1563" calcext:value-type="float">
            <text:p>1,563</text:p>
          </table:table-cell>
          <table:table-cell table:style-name="ce75" office:value-type="float" office:value="3175" calcext:value-type="float">
            <text:p>3,175</text:p>
          </table:table-cell>
          <table:table-cell table:style-name="ce62" office:value-type="float" office:value="78215" calcext:value-type="float">
            <text:p>78,215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955" calcext:value-type="float">
            <text:p>955</text:p>
          </table:table-cell>
          <table:table-cell table:style-name="ce94" table:number-columns-repeated="16372"/>
        </table:table-row>
        <table:table-row table:style-name="ro8">
          <table:table-cell table:style-name="ce18" office:value-type="string" calcext:value-type="string" table:number-columns-spanned="1" table:number-rows-spanned="3">
            <text:p>110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53820" calcext:value-type="float">
            <text:p>153,820</text:p>
          </table:table-cell>
          <table:table-cell table:style-name="ce59" office:value-type="float" office:value="147916" calcext:value-type="float">
            <text:p>147,916</text:p>
          </table:table-cell>
          <table:table-cell table:style-name="ce59" office:value-type="float" office:value="5901" calcext:value-type="float">
            <text:p>5,90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5703" calcext:value-type="float">
            <text:p>145,703</text:p>
          </table:table-cell>
          <table:table-cell table:style-name="ce59" office:value-type="float" office:value="2451" calcext:value-type="float">
            <text:p>2,451</text:p>
          </table:table-cell>
          <table:table-cell table:style-name="ce59" office:value-type="float" office:value="5666" calcext:value-type="float">
            <text:p>5,666</text:p>
          </table:table-cell>
          <table:table-cell table:style-name="ce59" office:value-type="float" office:value="151610" calcext:value-type="float">
            <text:p>151,610</text:p>
          </table:table-cell>
          <table:table-cell table:style-name="ce95" office:value-type="float" office:value="553" calcext:value-type="float">
            <text:p>553</text:p>
          </table:table-cell>
          <table:table-cell table:style-name="ce102" office:value-type="float" office:value="1657" calcext:value-type="float">
            <text:p>1,657</text:p>
          </table:table-cell>
          <table:table-cell table:style-name="ce94" table:number-columns-repeated="16372"/>
        </table:table-row>
        <table:table-row table:style-name="ro8">
          <table:covered-table-cell table:style-name="ce19"/>
          <table:table-cell table:style-name="ce15" office:value-type="string" calcext:value-type="string">
            <text:p>男</text:p>
          </table:table-cell>
          <table:table-cell table:style-name="ce60" office:value-type="float" office:value="79513" calcext:value-type="float">
            <text:p>79,513</text:p>
          </table:table-cell>
          <table:table-cell table:style-name="ce74" office:value-type="float" office:value="76412" calcext:value-type="float">
            <text:p>76,412</text:p>
          </table:table-cell>
          <table:table-cell table:style-name="ce74" office:value-type="float" office:value="3099" calcext:value-type="float">
            <text:p>3,099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75342" calcext:value-type="float">
            <text:p>75,342</text:p>
          </table:table-cell>
          <table:table-cell table:style-name="ce74" office:value-type="float" office:value="1256" calcext:value-type="float">
            <text:p>1,256</text:p>
          </table:table-cell>
          <table:table-cell table:style-name="ce74" office:value-type="float" office:value="2915" calcext:value-type="float">
            <text:p>2,915</text:p>
          </table:table-cell>
          <table:table-cell table:style-name="ce79" office:value-type="float" office:value="78365" calcext:value-type="float">
            <text:p>78,365</text:p>
          </table:table-cell>
          <table:table-cell table:style-name="ce74" office:value-type="float" office:value="275" calcext:value-type="float">
            <text:p>275</text:p>
          </table:table-cell>
          <table:table-cell table:style-name="ce74" office:value-type="float" office:value="873" calcext:value-type="float">
            <text:p>873</text:p>
          </table:table-cell>
          <table:table-cell table:style-name="ce94" table:number-columns-repeated="16372"/>
        </table:table-row>
        <table:table-row table:style-name="ro8">
          <table:covered-table-cell table:style-name="ce20"/>
          <table:table-cell table:style-name="ce17" office:value-type="string" calcext:value-type="string">
            <text:p>女</text:p>
          </table:table-cell>
          <table:table-cell table:style-name="ce61" office:value-type="float" office:value="74307" calcext:value-type="float">
            <text:p>74,307</text:p>
          </table:table-cell>
          <table:table-cell table:style-name="ce75" office:value-type="float" office:value="71504" calcext:value-type="float">
            <text:p>71,504</text:p>
          </table:table-cell>
          <table:table-cell table:style-name="ce75" office:value-type="float" office:value="2802" calcext:value-type="float">
            <text:p>2,802</text:p>
          </table:table-cell>
          <table:table-cell table:style-name="ce75" office:value-type="float" office:value="1" calcext:value-type="float">
            <text:p>1</text:p>
          </table:table-cell>
          <table:table-cell table:style-name="ce62" office:value-type="float" office:value="70361" calcext:value-type="float">
            <text:p>70,361</text:p>
          </table:table-cell>
          <table:table-cell table:style-name="ce75" office:value-type="float" office:value="1195" calcext:value-type="float">
            <text:p>1,195</text:p>
          </table:table-cell>
          <table:table-cell table:style-name="ce75" office:value-type="float" office:value="2751" calcext:value-type="float">
            <text:p>2,751</text:p>
          </table:table-cell>
          <table:table-cell table:style-name="ce62" office:value-type="float" office:value="73245" calcext:value-type="float">
            <text:p>73,245</text:p>
          </table:table-cell>
          <table:table-cell table:style-name="ce75" office:value-type="float" office:value="278" calcext:value-type="float">
            <text:p>278</text:p>
          </table:table-cell>
          <table:table-cell table:style-name="ce75" office:value-type="float" office:value="784" calcext:value-type="float">
            <text:p>784</text:p>
          </table:table-cell>
          <table:table-cell table:style-name="ce94" table:number-columns-repeated="16372"/>
        </table:table-row>
        <table:table-row table:style-name="ro9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8986" calcext:value-type="float">
            <text:p><text:s text:c="3"/>138,986</text:p>
          </table:table-cell>
          <table:table-cell table:style-name="ce63" office:value-type="float" office:value="133393" calcext:value-type="float">
            <text:p><text:s text:c="3"/>133,393</text:p>
          </table:table-cell>
          <table:table-cell table:style-name="ce63" office:value-type="float" office:value="5593" calcext:value-type="float">
            <text:p><text:s text:c="3"/>5,593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2525" calcext:value-type="float">
            <text:p><text:s text:c="3"/>132,525</text:p>
          </table:table-cell>
          <table:table-cell table:style-name="ce63" office:value-type="float" office:value="1916" calcext:value-type="float">
            <text:p><text:s text:c="3"/>1,916</text:p>
          </table:table-cell>
          <table:table-cell table:style-name="ce63" office:value-type="float" office:value="4545" calcext:value-type="float">
            <text:p><text:s text:c="3"/>4,545</text:p>
          </table:table-cell>
          <table:table-cell table:style-name="ce63" office:value-type="float" office:value="136903" calcext:value-type="float">
            <text:p><text:s text:c="3"/>136,903</text:p>
          </table:table-cell>
          <table:table-cell table:style-name="ce63" office:value-type="float" office:value="518" calcext:value-type="float">
            <text:p><text:s text:c="3"/>518</text:p>
          </table:table-cell>
          <table:table-cell table:style-name="ce106" office:value-type="float" office:value="1565" calcext:value-type="float">
            <text:p><text:s text:c="3"/>1,565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2097" calcext:value-type="float">
            <text:p><text:s text:c="3"/>72,097</text:p>
          </table:table-cell>
          <table:table-cell table:style-name="ce64" office:value-type="float" office:value="69197" calcext:value-type="float">
            <text:p><text:s text:c="3"/>69,197</text:p>
          </table:table-cell>
          <table:table-cell table:style-name="ce64" office:value-type="float" office:value="2900" calcext:value-type="float">
            <text:p><text:s text:c="3"/>2,90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8711" calcext:value-type="float">
            <text:p><text:s text:c="3"/>68,711</text:p>
          </table:table-cell>
          <table:table-cell table:style-name="ce64" office:value-type="float" office:value="1036" calcext:value-type="float">
            <text:p><text:s text:c="3"/>1,036</text:p>
          </table:table-cell>
          <table:table-cell table:style-name="ce64" office:value-type="float" office:value="2350" calcext:value-type="float">
            <text:p><text:s text:c="3"/>2,350</text:p>
          </table:table-cell>
          <table:table-cell table:style-name="ce64" office:value-type="float" office:value="71036" calcext:value-type="float">
            <text:p><text:s text:c="3"/>71,036</text:p>
          </table:table-cell>
          <table:table-cell table:style-name="ce64" office:value-type="float" office:value="283" calcext:value-type="float">
            <text:p><text:s text:c="3"/>283</text:p>
          </table:table-cell>
          <table:table-cell table:style-name="ce107" office:value-type="float" office:value="778" calcext:value-type="float">
            <text:p><text:s text:c="3"/>778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6889" calcext:value-type="float">
            <text:p><text:s text:c="3"/>66,889</text:p>
          </table:table-cell>
          <table:table-cell table:style-name="ce64" office:value-type="float" office:value="64196" calcext:value-type="float">
            <text:p><text:s text:c="3"/>64,196</text:p>
          </table:table-cell>
          <table:table-cell table:style-name="ce64" office:value-type="float" office:value="2693" calcext:value-type="float">
            <text:p><text:s text:c="3"/>2,69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3814" calcext:value-type="float">
            <text:p><text:s text:c="3"/>63,814</text:p>
          </table:table-cell>
          <table:table-cell table:style-name="ce64" office:value-type="float" office:value="880" calcext:value-type="float">
            <text:p><text:s text:c="3"/>880</text:p>
          </table:table-cell>
          <table:table-cell table:style-name="ce64" office:value-type="float" office:value="2195" calcext:value-type="float">
            <text:p><text:s text:c="3"/>2,195</text:p>
          </table:table-cell>
          <table:table-cell table:style-name="ce64" office:value-type="float" office:value="65867" calcext:value-type="float">
            <text:p><text:s text:c="3"/>65,867</text:p>
          </table:table-cell>
          <table:table-cell table:style-name="ce64" office:value-type="float" office:value="235" calcext:value-type="float">
            <text:p><text:s text:c="3"/>235</text:p>
          </table:table-cell>
          <table:table-cell table:style-name="ce107" office:value-type="float" office:value="787" calcext:value-type="float">
            <text:p><text:s text:c="3"/>787</text:p>
          </table:table-cell>
          <table:table-cell table:number-columns-repeated="245"/>
        </table:table-row>
        <table:table-row table:style-name="ro9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5571" calcext:value-type="float">
            <text:p><text:s text:c="3"/>135,571</text:p>
          </table:table-cell>
          <table:table-cell table:style-name="ce63" office:value-type="float" office:value="130208" calcext:value-type="float">
            <text:p><text:s text:c="3"/>130,208</text:p>
          </table:table-cell>
          <table:table-cell table:style-name="ce63" office:value-type="float" office:value="5362" calcext:value-type="float">
            <text:p><text:s text:c="3"/>5,362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63" office:value-type="float" office:value="129487" calcext:value-type="float">
            <text:p><text:s text:c="3"/>129,487</text:p>
          </table:table-cell>
          <table:table-cell table:style-name="ce63" office:value-type="float" office:value="1805" calcext:value-type="float">
            <text:p><text:s text:c="3"/>1,805</text:p>
          </table:table-cell>
          <table:table-cell table:style-name="ce63" office:value-type="float" office:value="4279" calcext:value-type="float">
            <text:p><text:s text:c="3"/>4,279</text:p>
          </table:table-cell>
          <table:table-cell table:style-name="ce63" office:value-type="float" office:value="133335" calcext:value-type="float">
            <text:p><text:s text:c="3"/>133,335</text:p>
          </table:table-cell>
          <table:table-cell table:style-name="ce63" office:value-type="float" office:value="607" calcext:value-type="float">
            <text:p><text:s text:c="3"/>607</text:p>
          </table:table-cell>
          <table:table-cell table:style-name="ce106" office:value-type="float" office:value="1629" calcext:value-type="float">
            <text:p><text:s text:c="3"/>1,629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0227" calcext:value-type="float">
            <text:p><text:s text:c="3"/>70,227</text:p>
          </table:table-cell>
          <table:table-cell table:style-name="ce64" office:value-type="float" office:value="67428" calcext:value-type="float">
            <text:p><text:s text:c="3"/>67,428</text:p>
          </table:table-cell>
          <table:table-cell table:style-name="ce64" office:value-type="float" office:value="2798" calcext:value-type="float">
            <text:p><text:s text:c="3"/>2,798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67060" calcext:value-type="float">
            <text:p><text:s text:c="3"/>67,060</text:p>
          </table:table-cell>
          <table:table-cell table:style-name="ce64" office:value-type="float" office:value="945" calcext:value-type="float">
            <text:p><text:s text:c="3"/>945</text:p>
          </table:table-cell>
          <table:table-cell table:style-name="ce64" office:value-type="float" office:value="2222" calcext:value-type="float">
            <text:p><text:s text:c="3"/>2,222</text:p>
          </table:table-cell>
          <table:table-cell table:style-name="ce64" office:value-type="float" office:value="69082" calcext:value-type="float">
            <text:p><text:s text:c="3"/>69,082</text:p>
          </table:table-cell>
          <table:table-cell table:style-name="ce64" office:value-type="float" office:value="317" calcext:value-type="float">
            <text:p><text:s text:c="3"/>317</text:p>
          </table:table-cell>
          <table:table-cell table:style-name="ce107" office:value-type="float" office:value="828" calcext:value-type="float">
            <text:p><text:s text:c="3"/>828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5344" calcext:value-type="float">
            <text:p><text:s text:c="3"/>65,344</text:p>
          </table:table-cell>
          <table:table-cell table:style-name="ce64" office:value-type="float" office:value="62780" calcext:value-type="float">
            <text:p><text:s text:c="3"/>62,780</text:p>
          </table:table-cell>
          <table:table-cell table:style-name="ce64" office:value-type="float" office:value="2564" calcext:value-type="float">
            <text:p><text:s text:c="3"/>2,56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2427" calcext:value-type="float">
            <text:p><text:s text:c="3"/>62,427</text:p>
          </table:table-cell>
          <table:table-cell table:style-name="ce64" office:value-type="float" office:value="860" calcext:value-type="float">
            <text:p><text:s text:c="3"/>860</text:p>
          </table:table-cell>
          <table:table-cell table:style-name="ce64" office:value-type="float" office:value="2057" calcext:value-type="float">
            <text:p><text:s text:c="3"/>2,057</text:p>
          </table:table-cell>
          <table:table-cell table:style-name="ce64" office:value-type="float" office:value="64253" calcext:value-type="float">
            <text:p><text:s text:c="3"/>64,253</text:p>
          </table:table-cell>
          <table:table-cell table:style-name="ce64" office:value-type="float" office:value="290" calcext:value-type="float">
            <text:p><text:s text:c="3"/>290</text:p>
          </table:table-cell>
          <table:table-cell table:style-name="ce107" office:value-type="float" office:value="801" calcext:value-type="float">
            <text:p><text:s text:c="3"/>801</text:p>
          </table:table-cell>
          <table:table-cell table:number-columns-repeated="245"/>
        </table:table-row>
        <table:table-row table:style-name="ro9">
          <table:table-cell table:style-name="ce21" office:value-type="string" calcext:value-type="string" table:number-columns-spanned="1" table:number-rows-spanned="3">
            <text:p>113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4856" calcext:value-type="float">
            <text:p><text:s text:c="3"/>134,856</text:p>
          </table:table-cell>
          <table:table-cell table:style-name="ce63" office:value-type="float" office:value="129552" calcext:value-type="float">
            <text:p><text:s text:c="3"/>129,552</text:p>
          </table:table-cell>
          <table:table-cell table:style-name="ce63" office:value-type="float" office:value="5304" calcext:value-type="float">
            <text:p><text:s text:c="3"/>5,304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28032" calcext:value-type="float">
            <text:p><text:s text:c="3"/>128,032</text:p>
          </table:table-cell>
          <table:table-cell table:style-name="ce63" office:value-type="float" office:value="1935" calcext:value-type="float">
            <text:p><text:s text:c="3"/>1,935</text:p>
          </table:table-cell>
          <table:table-cell table:style-name="ce63" office:value-type="float" office:value="4889" calcext:value-type="float">
            <text:p><text:s text:c="3"/>4,889</text:p>
          </table:table-cell>
          <table:table-cell table:style-name="ce63" office:value-type="float" office:value="132309" calcext:value-type="float">
            <text:p><text:s text:c="3"/>132,309</text:p>
          </table:table-cell>
          <table:table-cell table:style-name="ce63" office:value-type="float" office:value="783" calcext:value-type="float">
            <text:p><text:s text:c="3"/>783</text:p>
          </table:table-cell>
          <table:table-cell table:style-name="ce106" office:value-type="float" office:value="1764" calcext:value-type="float">
            <text:p><text:s text:c="3"/>1,764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69947" calcext:value-type="float">
            <text:p><text:s text:c="3"/>69,947</text:p>
          </table:table-cell>
          <table:table-cell table:style-name="ce64" office:value-type="float" office:value="67227" calcext:value-type="float">
            <text:p><text:s text:c="3"/>67,227</text:p>
          </table:table-cell>
          <table:table-cell table:style-name="ce64" office:value-type="float" office:value="2720" calcext:value-type="float">
            <text:p><text:s text:c="3"/>2,72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6410" calcext:value-type="float">
            <text:p><text:s text:c="3"/>66,410</text:p>
          </table:table-cell>
          <table:table-cell table:style-name="ce64" office:value-type="float" office:value="987" calcext:value-type="float">
            <text:p><text:s text:c="3"/>987</text:p>
          </table:table-cell>
          <table:table-cell table:style-name="ce64" office:value-type="float" office:value="2550" calcext:value-type="float">
            <text:p><text:s text:c="3"/>2,550</text:p>
          </table:table-cell>
          <table:table-cell table:style-name="ce64" office:value-type="float" office:value="68611" calcext:value-type="float">
            <text:p><text:s text:c="3"/>68,611</text:p>
          </table:table-cell>
          <table:table-cell table:style-name="ce64" office:value-type="float" office:value="405" calcext:value-type="float">
            <text:p><text:s text:c="3"/>405</text:p>
          </table:table-cell>
          <table:table-cell table:style-name="ce107" office:value-type="float" office:value="931" calcext:value-type="float">
            <text:p><text:s text:c="3"/>931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4909" calcext:value-type="float">
            <text:p><text:s text:c="3"/>64,909</text:p>
          </table:table-cell>
          <table:table-cell table:style-name="ce64" office:value-type="float" office:value="62325" calcext:value-type="float">
            <text:p><text:s text:c="3"/>62,325</text:p>
          </table:table-cell>
          <table:table-cell table:style-name="ce64" office:value-type="float" office:value="2584" calcext:value-type="float">
            <text:p><text:s text:c="3"/>2,58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1622" calcext:value-type="float">
            <text:p><text:s text:c="3"/>61,622</text:p>
          </table:table-cell>
          <table:table-cell table:style-name="ce64" office:value-type="float" office:value="948" calcext:value-type="float">
            <text:p><text:s text:c="3"/>948</text:p>
          </table:table-cell>
          <table:table-cell table:style-name="ce64" office:value-type="float" office:value="2339" calcext:value-type="float">
            <text:p><text:s text:c="3"/>2,339</text:p>
          </table:table-cell>
          <table:table-cell table:style-name="ce64" office:value-type="float" office:value="63698" calcext:value-type="float">
            <text:p><text:s text:c="3"/>63,698</text:p>
          </table:table-cell>
          <table:table-cell table:style-name="ce64" office:value-type="float" office:value="378" calcext:value-type="float">
            <text:p><text:s text:c="3"/>378</text:p>
          </table:table-cell>
          <table:table-cell table:style-name="ce107" office:value-type="float" office:value="833" calcext:value-type="float">
            <text:p><text:s text:c="3"/>833</text:p>
          </table:table-cell>
          <table:table-cell table:number-columns-repeated="245"/>
        </table:table-row>
        <table:table-row table:style-name="ro9">
          <table:table-cell table:style-name="ce21" office:value-type="string" calcext:value-type="string" table:number-columns-spanned="1" table:number-rows-spanned="3">
            <text:p>114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07812" calcext:value-type="float">
            <text:p><text:s text:c="3"/>107,812</text:p>
          </table:table-cell>
          <table:table-cell table:style-name="ce63" office:value-type="float" office:value="102968" calcext:value-type="float">
            <text:p><text:s text:c="3"/>102,968</text:p>
          </table:table-cell>
          <table:table-cell table:style-name="ce63" office:value-type="float" office:value="4843" calcext:value-type="float">
            <text:p><text:s text:c="3"/>4,843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63" office:value-type="float" office:value="101597" calcext:value-type="float">
            <text:p><text:s text:c="3"/>101,597</text:p>
          </table:table-cell>
          <table:table-cell table:style-name="ce63" office:value-type="float" office:value="1566" calcext:value-type="float">
            <text:p><text:s text:c="3"/>1,566</text:p>
          </table:table-cell>
          <table:table-cell table:style-name="ce63" office:value-type="float" office:value="4649" calcext:value-type="float">
            <text:p><text:s text:c="3"/>4,649</text:p>
          </table:table-cell>
          <table:table-cell table:style-name="ce63" office:value-type="float" office:value="105547" calcext:value-type="float">
            <text:p><text:s text:c="3"/>105,547</text:p>
          </table:table-cell>
          <table:table-cell table:style-name="ce63" office:value-type="float" office:value="615" calcext:value-type="float">
            <text:p><text:s text:c="3"/>615</text:p>
          </table:table-cell>
          <table:table-cell table:style-name="ce106" office:value-type="float" office:value="1650" calcext:value-type="float">
            <text:p><text:s text:c="3"/>1,650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55797" calcext:value-type="float">
            <text:p><text:s text:c="3"/>55,797</text:p>
          </table:table-cell>
          <table:table-cell table:style-name="ce64" office:value-type="float" office:value="53285" calcext:value-type="float">
            <text:p><text:s text:c="3"/>53,285</text:p>
          </table:table-cell>
          <table:table-cell table:style-name="ce64" office:value-type="float" office:value="2512" calcext:value-type="float">
            <text:p><text:s text:c="3"/>2,512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2534" calcext:value-type="float">
            <text:p><text:s text:c="3"/>52,534</text:p>
          </table:table-cell>
          <table:table-cell table:style-name="ce64" office:value-type="float" office:value="794" calcext:value-type="float">
            <text:p><text:s text:c="3"/>794</text:p>
          </table:table-cell>
          <table:table-cell table:style-name="ce64" office:value-type="float" office:value="2469" calcext:value-type="float">
            <text:p><text:s text:c="3"/>2,469</text:p>
          </table:table-cell>
          <table:table-cell table:style-name="ce64" office:value-type="float" office:value="54603" calcext:value-type="float">
            <text:p><text:s text:c="3"/>54,603</text:p>
          </table:table-cell>
          <table:table-cell table:style-name="ce64" office:value-type="float" office:value="313" calcext:value-type="float">
            <text:p><text:s text:c="3"/>313</text:p>
          </table:table-cell>
          <table:table-cell table:style-name="ce107" office:value-type="float" office:value="881" calcext:value-type="float">
            <text:p><text:s text:c="3"/>881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52015" calcext:value-type="float">
            <text:p><text:s text:c="3"/>52,015</text:p>
          </table:table-cell>
          <table:table-cell table:style-name="ce64" office:value-type="float" office:value="49683" calcext:value-type="float">
            <text:p><text:s text:c="3"/>49,683</text:p>
          </table:table-cell>
          <table:table-cell table:style-name="ce64" office:value-type="float" office:value="2331" calcext:value-type="float">
            <text:p><text:s text:c="3"/>2,331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49063" calcext:value-type="float">
            <text:p><text:s text:c="3"/>49,063</text:p>
          </table:table-cell>
          <table:table-cell table:style-name="ce64" office:value-type="float" office:value="772" calcext:value-type="float">
            <text:p><text:s text:c="3"/>772</text:p>
          </table:table-cell>
          <table:table-cell table:style-name="ce64" office:value-type="float" office:value="2180" calcext:value-type="float">
            <text:p><text:s text:c="3"/>2,180</text:p>
          </table:table-cell>
          <table:table-cell table:style-name="ce64" office:value-type="float" office:value="50944" calcext:value-type="float">
            <text:p><text:s text:c="3"/>50,944</text:p>
          </table:table-cell>
          <table:table-cell table:style-name="ce64" office:value-type="float" office:value="302" calcext:value-type="float">
            <text:p><text:s text:c="3"/>302</text:p>
          </table:table-cell>
          <table:table-cell table:style-name="ce107" office:value-type="float" office:value="769" calcext:value-type="float">
            <text:p><text:s text:c="3"/>769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407" calcext:value-type="float">
            <text:p><text:s text:c="3"/>10,407</text:p>
          </table:table-cell>
          <table:table-cell table:style-name="ce65" office:value-type="float" office:value="9975" calcext:value-type="float">
            <text:p><text:s text:c="3"/>9,975</text:p>
          </table:table-cell>
          <table:table-cell table:style-name="ce65" office:value-type="float" office:value="432" calcext:value-type="float">
            <text:p><text:s text:c="3"/>432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788" calcext:value-type="float">
            <text:p><text:s text:c="3"/>9,788</text:p>
          </table:table-cell>
          <table:table-cell table:style-name="ce65" office:value-type="float" office:value="175" calcext:value-type="float">
            <text:p><text:s text:c="3"/>175</text:p>
          </table:table-cell>
          <table:table-cell table:style-name="ce65" office:value-type="float" office:value="444" calcext:value-type="float">
            <text:p><text:s text:c="3"/>444</text:p>
          </table:table-cell>
          <table:table-cell table:style-name="ce65" office:value-type="float" office:value="10165" calcext:value-type="float">
            <text:p><text:s text:c="3"/>10,165</text:p>
          </table:table-cell>
          <table:table-cell table:style-name="ce65" office:value-type="float" office:value="56" calcext:value-type="float">
            <text:p><text:s text:c="3"/>56</text:p>
          </table:table-cell>
          <table:table-cell table:style-name="ce108" office:value-type="float" office:value="186" calcext:value-type="float">
            <text:p><text:s text:c="3"/>186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356" calcext:value-type="float">
            <text:p><text:s text:c="3"/>5,356</text:p>
          </table:table-cell>
          <table:table-cell table:style-name="ce66" office:value-type="float" office:value="5136" calcext:value-type="float">
            <text:p><text:s text:c="3"/>5,136</text:p>
          </table:table-cell>
          <table:table-cell table:style-name="ce66" office:value-type="float" office:value="220" calcext:value-type="float">
            <text:p><text:s text:c="3"/>22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31" calcext:value-type="float">
            <text:p><text:s text:c="3"/>5,031</text:p>
          </table:table-cell>
          <table:table-cell table:style-name="ce66" office:value-type="float" office:value="91" calcext:value-type="float">
            <text:p><text:s text:c="3"/>91</text:p>
          </table:table-cell>
          <table:table-cell table:style-name="ce66" office:value-type="float" office:value="234" calcext:value-type="float">
            <text:p><text:s text:c="3"/>234</text:p>
          </table:table-cell>
          <table:table-cell table:style-name="ce66" office:value-type="float" office:value="5218" calcext:value-type="float">
            <text:p><text:s text:c="3"/>5,218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110" calcext:value-type="float">
            <text:p><text:s text:c="3"/>110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051" calcext:value-type="float">
            <text:p><text:s text:c="3"/>5,051</text:p>
          </table:table-cell>
          <table:table-cell table:style-name="ce66" office:value-type="float" office:value="4839" calcext:value-type="float">
            <text:p><text:s text:c="3"/>4,839</text:p>
          </table:table-cell>
          <table:table-cell table:style-name="ce66" office:value-type="float" office:value="212" calcext:value-type="float">
            <text:p><text:s text:c="3"/>21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57" calcext:value-type="float">
            <text:p><text:s text:c="3"/>4,757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210" calcext:value-type="float">
            <text:p><text:s text:c="3"/>210</text:p>
          </table:table-cell>
          <table:table-cell table:style-name="ce66" office:value-type="float" office:value="4947" calcext:value-type="float">
            <text:p><text:s text:c="3"/>4,947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388" calcext:value-type="float">
            <text:p><text:s text:c="3"/>9,388</text:p>
          </table:table-cell>
          <table:table-cell table:style-name="ce65" office:value-type="float" office:value="8978" calcext:value-type="float">
            <text:p><text:s text:c="3"/>8,978</text:p>
          </table:table-cell>
          <table:table-cell table:style-name="ce65" office:value-type="float" office:value="410" calcext:value-type="float">
            <text:p><text:s text:c="3"/>41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857" calcext:value-type="float">
            <text:p><text:s text:c="3"/>8,857</text:p>
          </table:table-cell>
          <table:table-cell table:style-name="ce65" office:value-type="float" office:value="125" calcext:value-type="float">
            <text:p><text:s text:c="3"/>125</text:p>
          </table:table-cell>
          <table:table-cell table:style-name="ce65" office:value-type="float" office:value="406" calcext:value-type="float">
            <text:p><text:s text:c="3"/>406</text:p>
          </table:table-cell>
          <table:table-cell table:style-name="ce65" office:value-type="float" office:value="9207" calcext:value-type="float">
            <text:p><text:s text:c="3"/>9,207</text:p>
          </table:table-cell>
          <table:table-cell table:style-name="ce65" office:value-type="float" office:value="49" calcext:value-type="float">
            <text:p><text:s text:c="3"/>49</text:p>
          </table:table-cell>
          <table:table-cell table:style-name="ce108" office:value-type="float" office:value="132" calcext:value-type="float">
            <text:p><text:s text:c="3"/>13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839" calcext:value-type="float">
            <text:p><text:s text:c="3"/>4,839</text:p>
          </table:table-cell>
          <table:table-cell table:style-name="ce66" office:value-type="float" office:value="4625" calcext:value-type="float">
            <text:p><text:s text:c="3"/>4,625</text:p>
          </table:table-cell>
          <table:table-cell table:style-name="ce66" office:value-type="float" office:value="214" calcext:value-type="float">
            <text:p><text:s text:c="3"/>21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564" calcext:value-type="float">
            <text:p><text:s text:c="3"/>4,564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207" calcext:value-type="float">
            <text:p><text:s text:c="3"/>207</text:p>
          </table:table-cell>
          <table:table-cell table:style-name="ce66" office:value-type="float" office:value="4745" calcext:value-type="float">
            <text:p><text:s text:c="3"/>4,745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549" calcext:value-type="float">
            <text:p><text:s text:c="3"/>4,549</text:p>
          </table:table-cell>
          <table:table-cell table:style-name="ce66" office:value-type="float" office:value="4353" calcext:value-type="float">
            <text:p><text:s text:c="3"/>4,353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293" calcext:value-type="float">
            <text:p><text:s text:c="3"/>4,293</text:p>
          </table:table-cell>
          <table:table-cell table:style-name="ce66" office:value-type="float" office:value="57" calcext:value-type="float">
            <text:p><text:s text:c="3"/>57</text:p>
          </table:table-cell>
          <table:table-cell table:style-name="ce66" office:value-type="float" office:value="199" calcext:value-type="float">
            <text:p><text:s text:c="3"/>199</text:p>
          </table:table-cell>
          <table:table-cell table:style-name="ce66" office:value-type="float" office:value="4462" calcext:value-type="float">
            <text:p><text:s text:c="3"/>4,462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5" calcext:value-type="float">
            <text:p><text:s text:c="3"/>65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684" calcext:value-type="float">
            <text:p><text:s text:c="3"/>8,684</text:p>
          </table:table-cell>
          <table:table-cell table:style-name="ce65" office:value-type="float" office:value="8318" calcext:value-type="float">
            <text:p><text:s text:c="3"/>8,318</text:p>
          </table:table-cell>
          <table:table-cell table:style-name="ce65" office:value-type="float" office:value="366" calcext:value-type="float">
            <text:p><text:s text:c="3"/>36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232" calcext:value-type="float">
            <text:p><text:s text:c="3"/>8,232</text:p>
          </table:table-cell>
          <table:table-cell table:style-name="ce65" office:value-type="float" office:value="114" calcext:value-type="float">
            <text:p><text:s text:c="3"/>114</text:p>
          </table:table-cell>
          <table:table-cell table:style-name="ce65" office:value-type="float" office:value="338" calcext:value-type="float">
            <text:p><text:s text:c="3"/>338</text:p>
          </table:table-cell>
          <table:table-cell table:style-name="ce65" office:value-type="float" office:value="8502" calcext:value-type="float">
            <text:p><text:s text:c="3"/>8,502</text:p>
          </table:table-cell>
          <table:table-cell table:style-name="ce65" office:value-type="float" office:value="54" calcext:value-type="float">
            <text:p><text:s text:c="3"/>54</text:p>
          </table:table-cell>
          <table:table-cell table:style-name="ce108" office:value-type="float" office:value="128" calcext:value-type="float">
            <text:p><text:s text:c="3"/>12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483" calcext:value-type="float">
            <text:p><text:s text:c="3"/>4,483</text:p>
          </table:table-cell>
          <table:table-cell table:style-name="ce66" office:value-type="float" office:value="4290" calcext:value-type="float">
            <text:p><text:s text:c="3"/>4,290</text:p>
          </table:table-cell>
          <table:table-cell table:style-name="ce66" office:value-type="float" office:value="193" calcext:value-type="float">
            <text:p><text:s text:c="3"/>19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251" calcext:value-type="float">
            <text:p><text:s text:c="3"/>4,251</text:p>
          </table:table-cell>
          <table:table-cell table:style-name="ce66" office:value-type="float" office:value="51" calcext:value-type="float">
            <text:p><text:s text:c="3"/>51</text:p>
          </table:table-cell>
          <table:table-cell table:style-name="ce66" office:value-type="float" office:value="181" calcext:value-type="float">
            <text:p><text:s text:c="3"/>181</text:p>
          </table:table-cell>
          <table:table-cell table:style-name="ce66" office:value-type="float" office:value="4387" calcext:value-type="float">
            <text:p><text:s text:c="3"/>4,387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201" calcext:value-type="float">
            <text:p><text:s text:c="3"/>4,201</text:p>
          </table:table-cell>
          <table:table-cell table:style-name="ce66" office:value-type="float" office:value="4028" calcext:value-type="float">
            <text:p><text:s text:c="3"/>4,028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3981" calcext:value-type="float">
            <text:p><text:s text:c="3"/>3,981</text:p>
          </table:table-cell>
          <table:table-cell table:style-name="ce66" office:value-type="float" office:value="63" calcext:value-type="float">
            <text:p><text:s text:c="3"/>63</text:p>
          </table:table-cell>
          <table:table-cell table:style-name="ce66" office:value-type="float" office:value="157" calcext:value-type="float">
            <text:p><text:s text:c="3"/>157</text:p>
          </table:table-cell>
          <table:table-cell table:style-name="ce66" office:value-type="float" office:value="4115" calcext:value-type="float">
            <text:p><text:s text:c="3"/>4,115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60" calcext:value-type="float">
            <text:p><text:s text:c="3"/>60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433" calcext:value-type="float">
            <text:p><text:s text:c="3"/>8,433</text:p>
          </table:table-cell>
          <table:table-cell table:style-name="ce65" office:value-type="float" office:value="8034" calcext:value-type="float">
            <text:p><text:s text:c="3"/>8,034</text:p>
          </table:table-cell>
          <table:table-cell table:style-name="ce65" office:value-type="float" office:value="399" calcext:value-type="float">
            <text:p><text:s text:c="3"/>39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7993" calcext:value-type="float">
            <text:p><text:s text:c="3"/>7,993</text:p>
          </table:table-cell>
          <table:table-cell table:style-name="ce65" office:value-type="float" office:value="119" calcext:value-type="float">
            <text:p><text:s text:c="3"/>119</text:p>
          </table:table-cell>
          <table:table-cell table:style-name="ce65" office:value-type="float" office:value="321" calcext:value-type="float">
            <text:p><text:s text:c="3"/>321</text:p>
          </table:table-cell>
          <table:table-cell table:style-name="ce65" office:value-type="float" office:value="8271" calcext:value-type="float">
            <text:p><text:s text:c="3"/>8,271</text:p>
          </table:table-cell>
          <table:table-cell table:style-name="ce65" office:value-type="float" office:value="31" calcext:value-type="float">
            <text:p><text:s text:c="3"/>31</text:p>
          </table:table-cell>
          <table:table-cell table:style-name="ce108" office:value-type="float" office:value="131" calcext:value-type="float">
            <text:p><text:s text:c="3"/>131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421" calcext:value-type="float">
            <text:p><text:s text:c="3"/>4,421</text:p>
          </table:table-cell>
          <table:table-cell table:style-name="ce66" office:value-type="float" office:value="4226" calcext:value-type="float">
            <text:p><text:s text:c="3"/>4,226</text:p>
          </table:table-cell>
          <table:table-cell table:style-name="ce66" office:value-type="float" office:value="195" calcext:value-type="float">
            <text:p><text:s text:c="3"/>19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176" calcext:value-type="float">
            <text:p><text:s text:c="3"/>4,176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180" calcext:value-type="float">
            <text:p><text:s text:c="3"/>180</text:p>
          </table:table-cell>
          <table:table-cell table:style-name="ce66" office:value-type="float" office:value="4330" calcext:value-type="float">
            <text:p><text:s text:c="3"/>4,330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72" calcext:value-type="float">
            <text:p><text:s text:c="3"/>7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012" calcext:value-type="float">
            <text:p><text:s text:c="3"/>4,012</text:p>
          </table:table-cell>
          <table:table-cell table:style-name="ce66" office:value-type="float" office:value="3808" calcext:value-type="float">
            <text:p><text:s text:c="3"/>3,808</text:p>
          </table:table-cell>
          <table:table-cell table:style-name="ce66" office:value-type="float" office:value="204" calcext:value-type="float">
            <text:p><text:s text:c="3"/>20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3817" calcext:value-type="float">
            <text:p><text:s text:c="3"/>3,817</text:p>
          </table:table-cell>
          <table:table-cell table:style-name="ce66" office:value-type="float" office:value="54" calcext:value-type="float">
            <text:p><text:s text:c="3"/>54</text:p>
          </table:table-cell>
          <table:table-cell table:style-name="ce66" office:value-type="float" office:value="141" calcext:value-type="float">
            <text:p><text:s text:c="3"/>141</text:p>
          </table:table-cell>
          <table:table-cell table:style-name="ce66" office:value-type="float" office:value="3941" calcext:value-type="float">
            <text:p><text:s text:c="3"/>3,941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109" office:value-type="float" office:value="59" calcext:value-type="float">
            <text:p><text:s text:c="3"/>59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968" calcext:value-type="float">
            <text:p><text:s text:c="3"/>8,968</text:p>
          </table:table-cell>
          <table:table-cell table:style-name="ce65" office:value-type="float" office:value="8591" calcext:value-type="float">
            <text:p><text:s text:c="3"/>8,591</text:p>
          </table:table-cell>
          <table:table-cell table:style-name="ce65" office:value-type="float" office:value="377" calcext:value-type="float">
            <text:p><text:s text:c="3"/>377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433" calcext:value-type="float">
            <text:p><text:s text:c="3"/>8,433</text:p>
          </table:table-cell>
          <table:table-cell table:style-name="ce65" office:value-type="float" office:value="130" calcext:value-type="float">
            <text:p><text:s text:c="3"/>130</text:p>
          </table:table-cell>
          <table:table-cell table:style-name="ce65" office:value-type="float" office:value="405" calcext:value-type="float">
            <text:p><text:s text:c="3"/>405</text:p>
          </table:table-cell>
          <table:table-cell table:style-name="ce65" office:value-type="float" office:value="8763" calcext:value-type="float">
            <text:p><text:s text:c="3"/>8,763</text:p>
          </table:table-cell>
          <table:table-cell table:style-name="ce65" office:value-type="float" office:value="61" calcext:value-type="float">
            <text:p><text:s text:c="3"/>61</text:p>
          </table:table-cell>
          <table:table-cell table:style-name="ce108" office:value-type="float" office:value="144" calcext:value-type="float">
            <text:p><text:s text:c="3"/>144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683" calcext:value-type="float">
            <text:p><text:s text:c="3"/>4,683</text:p>
          </table:table-cell>
          <table:table-cell table:style-name="ce66" office:value-type="float" office:value="4487" calcext:value-type="float">
            <text:p><text:s text:c="3"/>4,487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393" calcext:value-type="float">
            <text:p><text:s text:c="3"/>4,393</text:p>
          </table:table-cell>
          <table:table-cell table:style-name="ce66" office:value-type="float" office:value="76" calcext:value-type="float">
            <text:p><text:s text:c="3"/>76</text:p>
          </table:table-cell>
          <table:table-cell table:style-name="ce66" office:value-type="float" office:value="214" calcext:value-type="float">
            <text:p><text:s text:c="3"/>214</text:p>
          </table:table-cell>
          <table:table-cell table:style-name="ce66" office:value-type="float" office:value="4573" calcext:value-type="float">
            <text:p><text:s text:c="3"/>4,573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75" calcext:value-type="float">
            <text:p><text:s text:c="3"/>75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285" calcext:value-type="float">
            <text:p><text:s text:c="3"/>4,285</text:p>
          </table:table-cell>
          <table:table-cell table:style-name="ce66" office:value-type="float" office:value="4104" calcext:value-type="float">
            <text:p><text:s text:c="3"/>4,104</text:p>
          </table:table-cell>
          <table:table-cell table:style-name="ce66" office:value-type="float" office:value="181" calcext:value-type="float">
            <text:p><text:s text:c="3"/>18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040" calcext:value-type="float">
            <text:p><text:s text:c="3"/>4,040</text:p>
          </table:table-cell>
          <table:table-cell table:style-name="ce66" office:value-type="float" office:value="54" calcext:value-type="float">
            <text:p><text:s text:c="3"/>54</text:p>
          </table:table-cell>
          <table:table-cell table:style-name="ce66" office:value-type="float" office:value="191" calcext:value-type="float">
            <text:p><text:s text:c="3"/>191</text:p>
          </table:table-cell>
          <table:table-cell table:style-name="ce66" office:value-type="float" office:value="4190" calcext:value-type="float">
            <text:p><text:s text:c="3"/>4,190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939" calcext:value-type="float">
            <text:p><text:s text:c="3"/>8,939</text:p>
          </table:table-cell>
          <table:table-cell table:style-name="ce65" office:value-type="float" office:value="8518" calcext:value-type="float">
            <text:p><text:s text:c="3"/>8,518</text:p>
          </table:table-cell>
          <table:table-cell table:style-name="ce65" office:value-type="float" office:value="420" calcext:value-type="float">
            <text:p><text:s text:c="3"/>420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65" office:value-type="float" office:value="8390" calcext:value-type="float">
            <text:p><text:s text:c="3"/>8,390</text:p>
          </table:table-cell>
          <table:table-cell table:style-name="ce65" office:value-type="float" office:value="148" calcext:value-type="float">
            <text:p><text:s text:c="3"/>148</text:p>
          </table:table-cell>
          <table:table-cell table:style-name="ce65" office:value-type="float" office:value="401" calcext:value-type="float">
            <text:p><text:s text:c="3"/>401</text:p>
          </table:table-cell>
          <table:table-cell table:style-name="ce65" office:value-type="float" office:value="8751" calcext:value-type="float">
            <text:p><text:s text:c="3"/>8,751</text:p>
          </table:table-cell>
          <table:table-cell table:style-name="ce65" office:value-type="float" office:value="50" calcext:value-type="float">
            <text:p><text:s text:c="3"/>50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667" calcext:value-type="float">
            <text:p><text:s text:c="3"/>4,667</text:p>
          </table:table-cell>
          <table:table-cell table:style-name="ce66" office:value-type="float" office:value="4457" calcext:value-type="float">
            <text:p><text:s text:c="3"/>4,457</text:p>
          </table:table-cell>
          <table:table-cell table:style-name="ce66" office:value-type="float" office:value="210" calcext:value-type="float">
            <text:p><text:s text:c="3"/>21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391" calcext:value-type="float">
            <text:p><text:s text:c="3"/>4,391</text:p>
          </table:table-cell>
          <table:table-cell table:style-name="ce66" office:value-type="float" office:value="76" calcext:value-type="float">
            <text:p><text:s text:c="3"/>76</text:p>
          </table:table-cell>
          <table:table-cell table:style-name="ce66" office:value-type="float" office:value="200" calcext:value-type="float">
            <text:p><text:s text:c="3"/>200</text:p>
          </table:table-cell>
          <table:table-cell table:style-name="ce66" office:value-type="float" office:value="4572" calcext:value-type="float">
            <text:p><text:s text:c="3"/>4,572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272" calcext:value-type="float">
            <text:p><text:s text:c="3"/>4,272</text:p>
          </table:table-cell>
          <table:table-cell table:style-name="ce66" office:value-type="float" office:value="4061" calcext:value-type="float">
            <text:p><text:s text:c="3"/>4,061</text:p>
          </table:table-cell>
          <table:table-cell table:style-name="ce66" office:value-type="float" office:value="210" calcext:value-type="float">
            <text:p><text:s text:c="3"/>210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66" office:value-type="float" office:value="3999" calcext:value-type="float">
            <text:p><text:s text:c="3"/>3,999</text:p>
          </table:table-cell>
          <table:table-cell table:style-name="ce66" office:value-type="float" office:value="72" calcext:value-type="float">
            <text:p><text:s text:c="3"/>72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4179" calcext:value-type="float">
            <text:p><text:s text:c="3"/>4,179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1" calcext:value-type="float">
            <text:p><text:s text:c="3"/>71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464" calcext:value-type="float">
            <text:p><text:s text:c="3"/>8,464</text:p>
          </table:table-cell>
          <table:table-cell table:style-name="ce65" office:value-type="float" office:value="8079" calcext:value-type="float">
            <text:p><text:s text:c="3"/>8,079</text:p>
          </table:table-cell>
          <table:table-cell table:style-name="ce65" office:value-type="float" office:value="385" calcext:value-type="float">
            <text:p><text:s text:c="3"/>38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7961" calcext:value-type="float">
            <text:p><text:s text:c="3"/>7,961</text:p>
          </table:table-cell>
          <table:table-cell table:style-name="ce65" office:value-type="float" office:value="122" calcext:value-type="float">
            <text:p><text:s text:c="3"/>122</text:p>
          </table:table-cell>
          <table:table-cell table:style-name="ce65" office:value-type="float" office:value="381" calcext:value-type="float">
            <text:p><text:s text:c="3"/>381</text:p>
          </table:table-cell>
          <table:table-cell table:style-name="ce65" office:value-type="float" office:value="8292" calcext:value-type="float">
            <text:p><text:s text:c="3"/>8,292</text:p>
          </table:table-cell>
          <table:table-cell table:style-name="ce65" office:value-type="float" office:value="42" calcext:value-type="float">
            <text:p><text:s text:c="3"/>42</text:p>
          </table:table-cell>
          <table:table-cell table:style-name="ce108" office:value-type="float" office:value="130" calcext:value-type="float">
            <text:p><text:s text:c="3"/>130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333" calcext:value-type="float">
            <text:p><text:s text:c="3"/>4,333</text:p>
          </table:table-cell>
          <table:table-cell table:style-name="ce66" office:value-type="float" office:value="4132" calcext:value-type="float">
            <text:p><text:s text:c="3"/>4,132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072" calcext:value-type="float">
            <text:p><text:s text:c="3"/>4,072</text:p>
          </table:table-cell>
          <table:table-cell table:style-name="ce66" office:value-type="float" office:value="58" calcext:value-type="float">
            <text:p><text:s text:c="3"/>58</text:p>
          </table:table-cell>
          <table:table-cell table:style-name="ce66" office:value-type="float" office:value="203" calcext:value-type="float">
            <text:p><text:s text:c="3"/>203</text:p>
          </table:table-cell>
          <table:table-cell table:style-name="ce66" office:value-type="float" office:value="4242" calcext:value-type="float">
            <text:p><text:s text:c="3"/>4,242</text:p>
          </table:table-cell>
          <table:table-cell table:style-name="ce66" office:value-type="float" office:value="16" calcext:value-type="float">
            <text:p><text:s text:c="3"/>16</text:p>
          </table:table-cell>
          <table:table-cell table:style-name="ce109" office:value-type="float" office:value="75" calcext:value-type="float">
            <text:p><text:s text:c="3"/>75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131" calcext:value-type="float">
            <text:p><text:s text:c="3"/>4,131</text:p>
          </table:table-cell>
          <table:table-cell table:style-name="ce66" office:value-type="float" office:value="3947" calcext:value-type="float">
            <text:p><text:s text:c="3"/>3,947</text:p>
          </table:table-cell>
          <table:table-cell table:style-name="ce66" office:value-type="float" office:value="184" calcext:value-type="float">
            <text:p><text:s text:c="3"/>18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3889" calcext:value-type="float">
            <text:p><text:s text:c="3"/>3,889</text:p>
          </table:table-cell>
          <table:table-cell table:style-name="ce66" office:value-type="float" office:value="64" calcext:value-type="float">
            <text:p><text:s text:c="3"/>64</text:p>
          </table:table-cell>
          <table:table-cell table:style-name="ce66" office:value-type="float" office:value="178" calcext:value-type="float">
            <text:p><text:s text:c="3"/>178</text:p>
          </table:table-cell>
          <table:table-cell table:style-name="ce66" office:value-type="float" office:value="4050" calcext:value-type="float">
            <text:p><text:s text:c="3"/>4,050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603" calcext:value-type="float">
            <text:p><text:s text:c="3"/>8,603</text:p>
          </table:table-cell>
          <table:table-cell table:style-name="ce65" office:value-type="float" office:value="8193" calcext:value-type="float">
            <text:p><text:s text:c="3"/>8,193</text:p>
          </table:table-cell>
          <table:table-cell table:style-name="ce65" office:value-type="float" office:value="410" calcext:value-type="float">
            <text:p><text:s text:c="3"/>41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066" calcext:value-type="float">
            <text:p><text:s text:c="3"/>8,066</text:p>
          </table:table-cell>
          <table:table-cell table:style-name="ce65" office:value-type="float" office:value="118" calcext:value-type="float">
            <text:p><text:s text:c="3"/>118</text:p>
          </table:table-cell>
          <table:table-cell table:style-name="ce65" office:value-type="float" office:value="419" calcext:value-type="float">
            <text:p><text:s text:c="3"/>419</text:p>
          </table:table-cell>
          <table:table-cell table:style-name="ce65" office:value-type="float" office:value="8446" calcext:value-type="float">
            <text:p><text:s text:c="3"/>8,446</text:p>
          </table:table-cell>
          <table:table-cell table:style-name="ce65" office:value-type="float" office:value="45" calcext:value-type="float">
            <text:p><text:s text:c="3"/>45</text:p>
          </table:table-cell>
          <table:table-cell table:style-name="ce108" office:value-type="float" office:value="112" calcext:value-type="float">
            <text:p><text:s text:c="3"/>11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491" calcext:value-type="float">
            <text:p><text:s text:c="3"/>4,491</text:p>
          </table:table-cell>
          <table:table-cell table:style-name="ce66" office:value-type="float" office:value="4256" calcext:value-type="float">
            <text:p><text:s text:c="3"/>4,256</text:p>
          </table:table-cell>
          <table:table-cell table:style-name="ce66" office:value-type="float" office:value="235" calcext:value-type="float">
            <text:p><text:s text:c="3"/>23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216" calcext:value-type="float">
            <text:p><text:s text:c="3"/>4,216</text:p>
          </table:table-cell>
          <table:table-cell table:style-name="ce66" office:value-type="float" office:value="62" calcext:value-type="float">
            <text:p><text:s text:c="3"/>62</text:p>
          </table:table-cell>
          <table:table-cell table:style-name="ce66" office:value-type="float" office:value="213" calcext:value-type="float">
            <text:p><text:s text:c="3"/>213</text:p>
          </table:table-cell>
          <table:table-cell table:style-name="ce66" office:value-type="float" office:value="4396" calcext:value-type="float">
            <text:p><text:s text:c="3"/>4,396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112" calcext:value-type="float">
            <text:p><text:s text:c="3"/>4,112</text:p>
          </table:table-cell>
          <table:table-cell table:style-name="ce66" office:value-type="float" office:value="3937" calcext:value-type="float">
            <text:p><text:s text:c="3"/>3,937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3850" calcext:value-type="float">
            <text:p><text:s text:c="3"/>3,850</text:p>
          </table:table-cell>
          <table:table-cell table:style-name="ce66" office:value-type="float" office:value="56" calcext:value-type="float">
            <text:p><text:s text:c="3"/>56</text:p>
          </table:table-cell>
          <table:table-cell table:style-name="ce66" office:value-type="float" office:value="206" calcext:value-type="float">
            <text:p><text:s text:c="3"/>206</text:p>
          </table:table-cell>
          <table:table-cell table:style-name="ce66" office:value-type="float" office:value="4050" calcext:value-type="float">
            <text:p><text:s text:c="3"/>4,050</text:p>
          </table:table-cell>
          <table:table-cell table:style-name="ce66" office:value-type="float" office:value="20" calcext:value-type="float">
            <text:p><text:s text:c="3"/>20</text:p>
          </table:table-cell>
          <table:table-cell table:style-name="ce109" office:value-type="float" office:value="42" calcext:value-type="float">
            <text:p><text:s text:c="3"/>42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458" calcext:value-type="float">
            <text:p><text:s text:c="3"/>9,458</text:p>
          </table:table-cell>
          <table:table-cell table:style-name="ce65" office:value-type="float" office:value="9009" calcext:value-type="float">
            <text:p><text:s text:c="3"/>9,009</text:p>
          </table:table-cell>
          <table:table-cell table:style-name="ce65" office:value-type="float" office:value="449" calcext:value-type="float">
            <text:p><text:s text:c="3"/>44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912" calcext:value-type="float">
            <text:p><text:s text:c="3"/>8,912</text:p>
          </table:table-cell>
          <table:table-cell table:style-name="ce65" office:value-type="float" office:value="115" calcext:value-type="float">
            <text:p><text:s text:c="3"/>115</text:p>
          </table:table-cell>
          <table:table-cell table:style-name="ce65" office:value-type="float" office:value="431" calcext:value-type="float">
            <text:p><text:s text:c="3"/>431</text:p>
          </table:table-cell>
          <table:table-cell table:style-name="ce65" office:value-type="float" office:value="9254" calcext:value-type="float">
            <text:p><text:s text:c="3"/>9,254</text:p>
          </table:table-cell>
          <table:table-cell table:style-name="ce65" office:value-type="float" office:value="59" calcext:value-type="float">
            <text:p><text:s text:c="3"/>59</text:p>
          </table:table-cell>
          <table:table-cell table:style-name="ce108" office:value-type="float" office:value="145" calcext:value-type="float">
            <text:p><text:s text:c="3"/>145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834" calcext:value-type="float">
            <text:p><text:s text:c="3"/>4,834</text:p>
          </table:table-cell>
          <table:table-cell table:style-name="ce66" office:value-type="float" office:value="4615" calcext:value-type="float">
            <text:p><text:s text:c="3"/>4,615</text:p>
          </table:table-cell>
          <table:table-cell table:style-name="ce66" office:value-type="float" office:value="219" calcext:value-type="float">
            <text:p><text:s text:c="3"/>21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545" calcext:value-type="float">
            <text:p><text:s text:c="3"/>4,545</text:p>
          </table:table-cell>
          <table:table-cell table:style-name="ce66" office:value-type="float" office:value="55" calcext:value-type="float">
            <text:p><text:s text:c="3"/>55</text:p>
          </table:table-cell>
          <table:table-cell table:style-name="ce66" office:value-type="float" office:value="234" calcext:value-type="float">
            <text:p><text:s text:c="3"/>234</text:p>
          </table:table-cell>
          <table:table-cell table:style-name="ce66" office:value-type="float" office:value="4730" calcext:value-type="float">
            <text:p><text:s text:c="3"/>4,730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78" calcext:value-type="float">
            <text:p><text:s text:c="3"/>7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624" calcext:value-type="float">
            <text:p><text:s text:c="3"/>4,624</text:p>
          </table:table-cell>
          <table:table-cell table:style-name="ce66" office:value-type="float" office:value="4394" calcext:value-type="float">
            <text:p><text:s text:c="3"/>4,394</text:p>
          </table:table-cell>
          <table:table-cell table:style-name="ce66" office:value-type="float" office:value="230" calcext:value-type="float">
            <text:p><text:s text:c="3"/>23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367" calcext:value-type="float">
            <text:p><text:s text:c="3"/>4,367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66" office:value-type="float" office:value="197" calcext:value-type="float">
            <text:p><text:s text:c="3"/>197</text:p>
          </table:table-cell>
          <table:table-cell table:style-name="ce66" office:value-type="float" office:value="4524" calcext:value-type="float">
            <text:p><text:s text:c="3"/>4,524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7946" calcext:value-type="float">
            <text:p><text:s text:c="3"/>7,946</text:p>
          </table:table-cell>
          <table:table-cell table:style-name="ce65" office:value-type="float" office:value="7551" calcext:value-type="float">
            <text:p><text:s text:c="3"/>7,551</text:p>
          </table:table-cell>
          <table:table-cell table:style-name="ce65" office:value-type="float" office:value="395" calcext:value-type="float">
            <text:p><text:s text:c="3"/>39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7469" calcext:value-type="float">
            <text:p><text:s text:c="3"/>7,469</text:p>
          </table:table-cell>
          <table:table-cell table:style-name="ce65" office:value-type="float" office:value="118" calcext:value-type="float">
            <text:p><text:s text:c="3"/>118</text:p>
          </table:table-cell>
          <table:table-cell table:style-name="ce65" office:value-type="float" office:value="359" calcext:value-type="float">
            <text:p><text:s text:c="3"/>359</text:p>
          </table:table-cell>
          <table:table-cell table:style-name="ce65" office:value-type="float" office:value="7783" calcext:value-type="float">
            <text:p><text:s text:c="3"/>7,783</text:p>
          </table:table-cell>
          <table:table-cell table:style-name="ce65" office:value-type="float" office:value="53" calcext:value-type="float">
            <text:p><text:s text:c="3"/>53</text:p>
          </table:table-cell>
          <table:table-cell table:style-name="ce108" office:value-type="float" office:value="110" calcext:value-type="float">
            <text:p><text:s text:c="3"/>110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054" calcext:value-type="float">
            <text:p><text:s text:c="3"/>4,054</text:p>
          </table:table-cell>
          <table:table-cell table:style-name="ce66" office:value-type="float" office:value="3838" calcext:value-type="float">
            <text:p><text:s text:c="3"/>3,838</text:p>
          </table:table-cell>
          <table:table-cell table:style-name="ce66" office:value-type="float" office:value="216" calcext:value-type="float">
            <text:p><text:s text:c="3"/>21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3823" calcext:value-type="float">
            <text:p><text:s text:c="3"/>3,823</text:p>
          </table:table-cell>
          <table:table-cell table:style-name="ce66" office:value-type="float" office:value="58" calcext:value-type="float">
            <text:p><text:s text:c="3"/>58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3983" calcext:value-type="float">
            <text:p><text:s text:c="3"/>3,983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109" office:value-type="float" office:value="47" calcext:value-type="float">
            <text:p><text:s text:c="3"/>47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3892" calcext:value-type="float">
            <text:p><text:s text:c="3"/>3,892</text:p>
          </table:table-cell>
          <table:table-cell table:style-name="ce66" office:value-type="float" office:value="3713" calcext:value-type="float">
            <text:p><text:s text:c="3"/>3,713</text:p>
          </table:table-cell>
          <table:table-cell table:style-name="ce66" office:value-type="float" office:value="179" calcext:value-type="float">
            <text:p><text:s text:c="3"/>17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3646" calcext:value-type="float">
            <text:p><text:s text:c="3"/>3,64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3800" calcext:value-type="float">
            <text:p><text:s text:c="3"/>3,800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63" calcext:value-type="float">
            <text:p><text:s text:c="3"/>63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027" calcext:value-type="float">
            <text:p><text:s text:c="3"/>9,027</text:p>
          </table:table-cell>
          <table:table-cell table:style-name="ce65" office:value-type="float" office:value="8602" calcext:value-type="float">
            <text:p><text:s text:c="3"/>8,602</text:p>
          </table:table-cell>
          <table:table-cell table:style-name="ce65" office:value-type="float" office:value="425" calcext:value-type="float">
            <text:p><text:s text:c="3"/>42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460" calcext:value-type="float">
            <text:p><text:s text:c="3"/>8,460</text:p>
          </table:table-cell>
          <table:table-cell table:style-name="ce65" office:value-type="float" office:value="142" calcext:value-type="float">
            <text:p><text:s text:c="3"/>142</text:p>
          </table:table-cell>
          <table:table-cell table:style-name="ce65" office:value-type="float" office:value="425" calcext:value-type="float">
            <text:p><text:s text:c="3"/>425</text:p>
          </table:table-cell>
          <table:table-cell table:style-name="ce65" office:value-type="float" office:value="8806" calcext:value-type="float">
            <text:p><text:s text:c="3"/>8,806</text:p>
          </table:table-cell>
          <table:table-cell table:style-name="ce65" office:value-type="float" office:value="69" calcext:value-type="float">
            <text:p><text:s text:c="3"/>69</text:p>
          </table:table-cell>
          <table:table-cell table:style-name="ce108" office:value-type="float" office:value="152" calcext:value-type="float">
            <text:p><text:s text:c="3"/>15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703" calcext:value-type="float">
            <text:p><text:s text:c="3"/>4,703</text:p>
          </table:table-cell>
          <table:table-cell table:style-name="ce66" office:value-type="float" office:value="4479" calcext:value-type="float">
            <text:p><text:s text:c="3"/>4,479</text:p>
          </table:table-cell>
          <table:table-cell table:style-name="ce66" office:value-type="float" office:value="224" calcext:value-type="float">
            <text:p><text:s text:c="3"/>22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384" calcext:value-type="float">
            <text:p><text:s text:c="3"/>4,384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250" calcext:value-type="float">
            <text:p><text:s text:c="3"/>250</text:p>
          </table:table-cell>
          <table:table-cell table:style-name="ce66" office:value-type="float" office:value="4592" calcext:value-type="float">
            <text:p><text:s text:c="3"/>4,592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324" calcext:value-type="float">
            <text:p><text:s text:c="3"/>4,324</text:p>
          </table:table-cell>
          <table:table-cell table:style-name="ce66" office:value-type="float" office:value="4123" calcext:value-type="float">
            <text:p><text:s text:c="3"/>4,123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076" calcext:value-type="float">
            <text:p><text:s text:c="3"/>4,076</text:p>
          </table:table-cell>
          <table:table-cell table:style-name="ce66" office:value-type="float" office:value="73" calcext:value-type="float">
            <text:p><text:s text:c="3"/>73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4214" calcext:value-type="float">
            <text:p><text:s text:c="3"/>4,214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245"/>
        </table:table-row>
        <table:table-row table:style-name="ro9">
          <table:table-cell table:style-name="ce21" office:value-type="string" calcext:value-type="string" table:number-columns-spanned="1" table:number-rows-spanned="3">
            <text:p>115年</text:p>
            <text:p>截至2月止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5246" calcext:value-type="float">
            <text:p><text:s text:c="3"/>15,246</text:p>
          </table:table-cell>
          <table:table-cell table:style-name="ce63" office:value-type="float" office:value="14563" calcext:value-type="float">
            <text:p><text:s text:c="3"/>14,563</text:p>
          </table:table-cell>
          <table:table-cell table:style-name="ce63" office:value-type="float" office:value="683" calcext:value-type="float">
            <text:p><text:s text:c="3"/>683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4321" calcext:value-type="float">
            <text:p><text:s text:c="3"/>14,321</text:p>
          </table:table-cell>
          <table:table-cell table:style-name="ce63" office:value-type="float" office:value="200" calcext:value-type="float">
            <text:p><text:s text:c="3"/>200</text:p>
          </table:table-cell>
          <table:table-cell table:style-name="ce63" office:value-type="float" office:value="725" calcext:value-type="float">
            <text:p><text:s text:c="3"/>725</text:p>
          </table:table-cell>
          <table:table-cell table:style-name="ce63" office:value-type="float" office:value="14930" calcext:value-type="float">
            <text:p><text:s text:c="3"/>14,930</text:p>
          </table:table-cell>
          <table:table-cell table:style-name="ce63" office:value-type="float" office:value="83" calcext:value-type="float">
            <text:p><text:s text:c="3"/>83</text:p>
          </table:table-cell>
          <table:table-cell table:style-name="ce106" office:value-type="float" office:value="233" calcext:value-type="float">
            <text:p><text:s text:c="3"/>233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866" calcext:value-type="float">
            <text:p><text:s text:c="3"/>7,866</text:p>
          </table:table-cell>
          <table:table-cell table:style-name="ce64" office:value-type="float" office:value="7520" calcext:value-type="float">
            <text:p><text:s text:c="3"/>7,520</text:p>
          </table:table-cell>
          <table:table-cell table:style-name="ce64" office:value-type="float" office:value="346" calcext:value-type="float">
            <text:p><text:s text:c="3"/>346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7414" calcext:value-type="float">
            <text:p><text:s text:c="3"/>7,414</text:p>
          </table:table-cell>
          <table:table-cell table:style-name="ce64" office:value-type="float" office:value="94" calcext:value-type="float">
            <text:p><text:s text:c="3"/>94</text:p>
          </table:table-cell>
          <table:table-cell table:style-name="ce64" office:value-type="float" office:value="358" calcext:value-type="float">
            <text:p><text:s text:c="3"/>358</text:p>
          </table:table-cell>
          <table:table-cell table:style-name="ce64" office:value-type="float" office:value="7713" calcext:value-type="float">
            <text:p><text:s text:c="3"/>7,713</text:p>
          </table:table-cell>
          <table:table-cell table:style-name="ce64" office:value-type="float" office:value="35" calcext:value-type="float">
            <text:p><text:s text:c="3"/>35</text:p>
          </table:table-cell>
          <table:table-cell table:style-name="ce107" office:value-type="float" office:value="118" calcext:value-type="float">
            <text:p><text:s text:c="3"/>118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7380" calcext:value-type="float">
            <text:p><text:s text:c="3"/>7,380</text:p>
          </table:table-cell>
          <table:table-cell table:style-name="ce64" office:value-type="float" office:value="7043" calcext:value-type="float">
            <text:p><text:s text:c="3"/>7,043</text:p>
          </table:table-cell>
          <table:table-cell table:style-name="ce64" office:value-type="float" office:value="337" calcext:value-type="float">
            <text:p><text:s text:c="3"/>337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907" calcext:value-type="float">
            <text:p><text:s text:c="3"/>6,907</text:p>
          </table:table-cell>
          <table:table-cell table:style-name="ce64" office:value-type="float" office:value="106" calcext:value-type="float">
            <text:p><text:s text:c="3"/>106</text:p>
          </table:table-cell>
          <table:table-cell table:style-name="ce64" office:value-type="float" office:value="367" calcext:value-type="float">
            <text:p><text:s text:c="3"/>367</text:p>
          </table:table-cell>
          <table:table-cell table:style-name="ce64" office:value-type="float" office:value="7217" calcext:value-type="float">
            <text:p><text:s text:c="3"/>7,217</text:p>
          </table:table-cell>
          <table:table-cell table:style-name="ce64" office:value-type="float" office:value="48" calcext:value-type="float">
            <text:p><text:s text:c="3"/>48</text:p>
          </table:table-cell>
          <table:table-cell table:style-name="ce107" office:value-type="float" office:value="115" calcext:value-type="float">
            <text:p><text:s text:c="3"/>115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723" calcext:value-type="float">
            <text:p><text:s text:c="3"/>8,723</text:p>
          </table:table-cell>
          <table:table-cell table:style-name="ce65" office:value-type="float" office:value="8328" calcext:value-type="float">
            <text:p><text:s text:c="3"/>8,328</text:p>
          </table:table-cell>
          <table:table-cell table:style-name="ce65" office:value-type="float" office:value="395" calcext:value-type="float">
            <text:p><text:s text:c="3"/>39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203" calcext:value-type="float">
            <text:p><text:s text:c="3"/>8,203</text:p>
          </table:table-cell>
          <table:table-cell table:style-name="ce65" office:value-type="float" office:value="102" calcext:value-type="float">
            <text:p><text:s text:c="3"/>102</text:p>
          </table:table-cell>
          <table:table-cell table:style-name="ce65" office:value-type="float" office:value="418" calcext:value-type="float">
            <text:p><text:s text:c="3"/>418</text:p>
          </table:table-cell>
          <table:table-cell table:style-name="ce65" office:value-type="float" office:value="8549" calcext:value-type="float">
            <text:p><text:s text:c="3"/>8,549</text:p>
          </table:table-cell>
          <table:table-cell table:style-name="ce65" office:value-type="float" office:value="41" calcext:value-type="float">
            <text:p><text:s text:c="3"/>41</text:p>
          </table:table-cell>
          <table:table-cell table:style-name="ce108" office:value-type="float" office:value="133" calcext:value-type="float">
            <text:p><text:s text:c="3"/>133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458" calcext:value-type="float">
            <text:p><text:s text:c="3"/>4,458</text:p>
          </table:table-cell>
          <table:table-cell table:style-name="ce66" office:value-type="float" office:value="4253" calcext:value-type="float">
            <text:p><text:s text:c="3"/>4,253</text:p>
          </table:table-cell>
          <table:table-cell table:style-name="ce66" office:value-type="float" office:value="205" calcext:value-type="float">
            <text:p><text:s text:c="3"/>20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198" calcext:value-type="float">
            <text:p><text:s text:c="3"/>4,198</text:p>
          </table:table-cell>
          <table:table-cell table:style-name="ce66" office:value-type="float" office:value="49" calcext:value-type="float">
            <text:p><text:s text:c="3"/>49</text:p>
          </table:table-cell>
          <table:table-cell table:style-name="ce66" office:value-type="float" office:value="211" calcext:value-type="float">
            <text:p><text:s text:c="3"/>211</text:p>
          </table:table-cell>
          <table:table-cell table:style-name="ce66" office:value-type="float" office:value="4375" calcext:value-type="float">
            <text:p><text:s text:c="3"/>4,375</text:p>
          </table:table-cell>
          <table:table-cell table:style-name="ce66" office:value-type="float" office:value="16" calcext:value-type="float">
            <text:p><text:s text:c="3"/>16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265" calcext:value-type="float">
            <text:p><text:s text:c="3"/>4,265</text:p>
          </table:table-cell>
          <table:table-cell table:style-name="ce66" office:value-type="float" office:value="4075" calcext:value-type="float">
            <text:p><text:s text:c="3"/>4,075</text:p>
          </table:table-cell>
          <table:table-cell table:style-name="ce66" office:value-type="float" office:value="190" calcext:value-type="float">
            <text:p><text:s text:c="3"/>19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005" calcext:value-type="float">
            <text:p><text:s text:c="3"/>4,005</text:p>
          </table:table-cell>
          <table:table-cell table:style-name="ce66" office:value-type="float" office:value="53" calcext:value-type="float">
            <text:p><text:s text:c="3"/>53</text:p>
          </table:table-cell>
          <table:table-cell table:style-name="ce66" office:value-type="float" office:value="207" calcext:value-type="float">
            <text:p><text:s text:c="3"/>207</text:p>
          </table:table-cell>
          <table:table-cell table:style-name="ce66" office:value-type="float" office:value="4174" calcext:value-type="float">
            <text:p><text:s text:c="3"/>4,174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6523" calcext:value-type="float">
            <text:p><text:s text:c="3"/>6,523</text:p>
          </table:table-cell>
          <table:table-cell table:style-name="ce65" office:value-type="float" office:value="6235" calcext:value-type="float">
            <text:p><text:s text:c="3"/>6,235</text:p>
          </table:table-cell>
          <table:table-cell table:style-name="ce65" office:value-type="float" office:value="288" calcext:value-type="float">
            <text:p><text:s text:c="3"/>28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6118" calcext:value-type="float">
            <text:p><text:s text:c="3"/>6,118</text:p>
          </table:table-cell>
          <table:table-cell table:style-name="ce65" office:value-type="float" office:value="98" calcext:value-type="float">
            <text:p><text:s text:c="3"/>98</text:p>
          </table:table-cell>
          <table:table-cell table:style-name="ce65" office:value-type="float" office:value="307" calcext:value-type="float">
            <text:p><text:s text:c="3"/>307</text:p>
          </table:table-cell>
          <table:table-cell table:style-name="ce65" office:value-type="float" office:value="6381" calcext:value-type="float">
            <text:p><text:s text:c="3"/>6,381</text:p>
          </table:table-cell>
          <table:table-cell table:style-name="ce65" office:value-type="float" office:value="42" calcext:value-type="float">
            <text:p><text:s text:c="3"/>42</text:p>
          </table:table-cell>
          <table:table-cell table:style-name="ce108" office:value-type="float" office:value="100" calcext:value-type="float">
            <text:p><text:s text:c="3"/>100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3408" calcext:value-type="float">
            <text:p><text:s text:c="3"/>3,408</text:p>
          </table:table-cell>
          <table:table-cell table:style-name="ce66" office:value-type="float" office:value="3267" calcext:value-type="float">
            <text:p><text:s text:c="3"/>3,267</text:p>
          </table:table-cell>
          <table:table-cell table:style-name="ce66" office:value-type="float" office:value="141" calcext:value-type="float">
            <text:p><text:s text:c="3"/>14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3216" calcext:value-type="float">
            <text:p><text:s text:c="3"/>3,216</text:p>
          </table:table-cell>
          <table:table-cell table:style-name="ce66" office:value-type="float" office:value="45" calcext:value-type="float">
            <text:p><text:s text:c="3"/>45</text:p>
          </table:table-cell>
          <table:table-cell table:style-name="ce66" office:value-type="float" office:value="147" calcext:value-type="float">
            <text:p><text:s text:c="3"/>147</text:p>
          </table:table-cell>
          <table:table-cell table:style-name="ce66" office:value-type="float" office:value="3338" calcext:value-type="float">
            <text:p><text:s text:c="3"/>3,338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51" calcext:value-type="float">
            <text:p><text:s text:c="3"/>51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3115" calcext:value-type="float">
            <text:p><text:s text:c="3"/>3,115</text:p>
          </table:table-cell>
          <table:table-cell table:style-name="ce66" office:value-type="float" office:value="2968" calcext:value-type="float">
            <text:p><text:s text:c="3"/>2,968</text:p>
          </table:table-cell>
          <table:table-cell table:style-name="ce66" office:value-type="float" office:value="147" calcext:value-type="float">
            <text:p><text:s text:c="3"/>14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2902" calcext:value-type="float">
            <text:p><text:s text:c="3"/>2,902</text:p>
          </table:table-cell>
          <table:table-cell table:style-name="ce66" office:value-type="float" office:value="53" calcext:value-type="float">
            <text:p><text:s text:c="3"/>53</text:p>
          </table:table-cell>
          <table:table-cell table:style-name="ce66" office:value-type="float" office:value="160" calcext:value-type="float">
            <text:p><text:s text:c="3"/>160</text:p>
          </table:table-cell>
          <table:table-cell table:style-name="ce66" office:value-type="float" office:value="3043" calcext:value-type="float">
            <text:p><text:s text:c="3"/>3,043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09" office:value-type="float" office:value="49" calcext:value-type="float">
            <text:p><text:s text:c="3"/>49</text:p>
          </table:table-cell>
          <table:table-cell table:number-columns-repeated="245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　　増減 (%) </text:p>
          </table:table-cell>
          <table:table-cell table:style-name="ce38" office:value-type="string" calcext:value-type="string">
            <text:p>計</text:p>
          </table:table-cell>
          <table:table-cell table:style-name="ce67" office:value-type="float" office:value="-37.3210339194773" calcext:value-type="float">
            <text:p>–37.32</text:p>
          </table:table-cell>
          <table:table-cell table:style-name="ce67" office:value-type="float" office:value="-37.4937343358396" calcext:value-type="float">
            <text:p>–37.49</text:p>
          </table:table-cell>
          <table:table-cell table:style-name="ce67" office:value-type="float" office:value="-33.3333333333333" calcext:value-type="float">
            <text:p>–33.33</text:p>
          </table:table-cell>
          <table:table-cell table:style-name="ce67" office:value-type="string" calcext:value-type="string">
            <text:p>--</text:p>
          </table:table-cell>
          <table:table-cell table:style-name="ce67" office:value-type="float" office:value="-37.4948917041275" calcext:value-type="float">
            <text:p>–37.49</text:p>
          </table:table-cell>
          <table:table-cell table:style-name="ce67" office:value-type="float" office:value="-44" calcext:value-type="float">
            <text:p>–44.00</text:p>
          </table:table-cell>
          <table:table-cell table:style-name="ce67" office:value-type="float" office:value="-30.8558558558559" calcext:value-type="float">
            <text:p>–30.86</text:p>
          </table:table-cell>
          <table:table-cell table:style-name="ce67" office:value-type="float" office:value="-37.2257747171668" calcext:value-type="float">
            <text:p>–37.23</text:p>
          </table:table-cell>
          <table:table-cell table:style-name="ce67" office:value-type="float" office:value="-25" calcext:value-type="float">
            <text:p>–25.00</text:p>
          </table:table-cell>
          <table:table-cell table:style-name="ce67" office:value-type="float" office:value="-46.2365591397849" calcext:value-type="float">
            <text:p>–46.24</text:p>
          </table:table-cell>
          <table:table-cell table:number-columns-repeated="245"/>
        </table:table-row>
        <table:table-row table:style-name="ro7">
          <table:covered-table-cell table:style-name="ce25"/>
          <table:table-cell table:style-name="ce39" office:value-type="string" calcext:value-type="string">
            <text:p>男</text:p>
          </table:table-cell>
          <table:table-cell table:style-name="ce68" office:value-type="float" office:value="-36.370425690814" calcext:value-type="float">
            <text:p>–36.37</text:p>
          </table:table-cell>
          <table:table-cell table:style-name="ce68" office:value-type="float" office:value="-36.3901869158879" calcext:value-type="float">
            <text:p>–36.39</text:p>
          </table:table-cell>
          <table:table-cell table:style-name="ce68" office:value-type="float" office:value="-35.9090909090909" calcext:value-type="float">
            <text:p>–35.91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float" office:value="-36.0763267740012" calcext:value-type="float">
            <text:p>–36.08</text:p>
          </table:table-cell>
          <table:table-cell table:style-name="ce68" office:value-type="float" office:value="-50.5494505494506" calcext:value-type="float">
            <text:p>–50.55</text:p>
          </table:table-cell>
          <table:table-cell table:style-name="ce68" office:value-type="float" office:value="-37.1794871794872" calcext:value-type="float">
            <text:p>–37.18</text:p>
          </table:table-cell>
          <table:table-cell table:style-name="ce68" office:value-type="float" office:value="-36.0291299348409" calcext:value-type="float">
            <text:p>–36.03</text:p>
          </table:table-cell>
          <table:table-cell table:style-name="ce68" office:value-type="float" office:value="-32.1428571428571" calcext:value-type="float">
            <text:p>–32.14</text:p>
          </table:table-cell>
          <table:table-cell table:style-name="ce70" office:value-type="float" office:value="-53.6363636363636" calcext:value-type="float">
            <text:p>–53.64</text:p>
          </table:table-cell>
          <table:table-cell table:number-columns-repeated="245"/>
        </table:table-row>
        <table:table-row table:style-name="ro7">
          <table:covered-table-cell table:style-name="ce25"/>
          <table:table-cell table:style-name="ce40" office:value-type="string" calcext:value-type="string">
            <text:p>女</text:p>
          </table:table-cell>
          <table:table-cell table:style-name="ce69" office:value-type="float" office:value="-38.3290437537121" calcext:value-type="float">
            <text:p>–38.33</text:p>
          </table:table-cell>
          <table:table-cell table:style-name="ce69" office:value-type="float" office:value="-38.6650134325274" calcext:value-type="float">
            <text:p>–38.67</text:p>
          </table:table-cell>
          <table:table-cell table:style-name="ce69" office:value-type="float" office:value="-30.6603773584906" calcext:value-type="float">
            <text:p>–30.66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38.9951650199706" calcext:value-type="float">
            <text:p>–39.00</text:p>
          </table:table-cell>
          <table:table-cell table:style-name="ce69" office:value-type="float" office:value="-36.9047619047619" calcext:value-type="float">
            <text:p>–36.90</text:p>
          </table:table-cell>
          <table:table-cell table:style-name="ce69" office:value-type="float" office:value="-23.8095238095238" calcext:value-type="float">
            <text:p>–23.81</text:p>
          </table:table-cell>
          <table:table-cell table:style-name="ce69" office:value-type="float" office:value="-38.4879725085911" calcext:value-type="float">
            <text:p>–38.49</text:p>
          </table:table-cell>
          <table:table-cell table:style-name="ce69" office:value-type="float" office:value="-17.8571428571429" calcext:value-type="float">
            <text:p>–17.86</text:p>
          </table:table-cell>
          <table:table-cell table:style-name="ce69" office:value-type="float" office:value="-35.5263157894737" calcext:value-type="float">
            <text:p>–35.53</text:p>
          </table:table-cell>
          <table:table-cell table:number-columns-repeated="245"/>
        </table:table-row>
        <table:table-row table:style-name="ro7">
          <table:table-cell table:style-name="ce26" office:value-type="string" calcext:value-type="string" table:number-columns-spanned="1" table:number-rows-spanned="3">
            <text:p>較上月</text:p>
            <text:p>増減 (%)</text:p>
          </table:table-cell>
          <table:table-cell table:style-name="ce41" office:value-type="string" calcext:value-type="string">
            <text:p>計</text:p>
          </table:table-cell>
          <table:table-cell table:style-name="ce70" office:value-type="float" office:value="-25.2206809583859" calcext:value-type="float">
            <text:p>–25.22</text:p>
          </table:table-cell>
          <table:table-cell table:style-name="ce70" office:value-type="float" office:value="-25.1320845341018" calcext:value-type="float">
            <text:p>–25.13</text:p>
          </table:table-cell>
          <table:table-cell table:style-name="ce70" office:value-type="float" office:value="-27.0886075949367" calcext:value-type="float">
            <text:p>–27.09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25.4175301718883" calcext:value-type="float">
            <text:p>–25.42</text:p>
          </table:table-cell>
          <table:table-cell table:style-name="ce70" office:value-type="float" office:value="-3.92156862745098" calcext:value-type="float">
            <text:p>–3.92</text:p>
          </table:table-cell>
          <table:table-cell table:style-name="ce70" office:value-type="float" office:value="-26.555023923445" calcext:value-type="float">
            <text:p>–26.56</text:p>
          </table:table-cell>
          <table:table-cell table:style-name="ce70" office:value-type="float" office:value="-25.3596911919523" calcext:value-type="float">
            <text:p>–25.36</text:p>
          </table:table-cell>
          <table:table-cell table:style-name="ce70" office:value-type="float" office:value="2.4390243902439" calcext:value-type="float">
            <text:p>2.44</text:p>
          </table:table-cell>
          <table:table-cell table:style-name="ce70" office:value-type="float" office:value="-24.812030075188" calcext:value-type="float">
            <text:p>–24.81</text:p>
          </table:table-cell>
          <table:table-cell table:number-columns-repeated="245"/>
        </table:table-row>
        <table:table-row table:style-name="ro7">
          <table:covered-table-cell table:style-name="ce26"/>
          <table:table-cell table:style-name="ce39" office:value-type="string" calcext:value-type="string">
            <text:p>男</text:p>
          </table:table-cell>
          <table:table-cell table:style-name="ce70" office:value-type="float" office:value="-23.5531628532974" calcext:value-type="float">
            <text:p>–23.55</text:p>
          </table:table-cell>
          <table:table-cell table:style-name="ce70" office:value-type="float" office:value="-23.1836350811192" calcext:value-type="float">
            <text:p>–23.18</text:p>
          </table:table-cell>
          <table:table-cell table:style-name="ce70" office:value-type="float" office:value="-31.219512195122" calcext:value-type="float">
            <text:p>–31.22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23.3920914721296" calcext:value-type="float">
            <text:p>–23.39</text:p>
          </table:table-cell>
          <table:table-cell table:style-name="ce70" office:value-type="float" office:value="-8.16326530612245" calcext:value-type="float">
            <text:p>–8.16</text:p>
          </table:table-cell>
          <table:table-cell table:style-name="ce70" office:value-type="float" office:value="-30.3317535545024" calcext:value-type="float">
            <text:p>–30.33</text:p>
          </table:table-cell>
          <table:table-cell table:style-name="ce70" office:value-type="float" office:value="-23.7028571428571" calcext:value-type="float">
            <text:p>–23.70</text:p>
          </table:table-cell>
          <table:table-cell table:style-name="ce70" office:value-type="float" office:value="18.75" calcext:value-type="float">
            <text:p>18.75</text:p>
          </table:table-cell>
          <table:table-cell table:style-name="ce70" office:value-type="float" office:value="-23.8805970149254" calcext:value-type="float">
            <text:p>–23.88</text:p>
          </table:table-cell>
          <table:table-cell table:number-columns-repeated="245"/>
        </table:table-row>
        <table:table-row table:style-name="ro7">
          <table:covered-table-cell table:style-name="ce26"/>
          <table:table-cell table:style-name="ce42" office:value-type="string" calcext:value-type="string">
            <text:p>女</text:p>
          </table:table-cell>
          <table:table-cell table:style-name="ce69" office:value-type="float" office:value="-26.9636576787808" calcext:value-type="float">
            <text:p>–26.96</text:p>
          </table:table-cell>
          <table:table-cell table:style-name="ce69" office:value-type="float" office:value="-27.1656441717791" calcext:value-type="float">
            <text:p>–27.17</text:p>
          </table:table-cell>
          <table:table-cell table:style-name="ce69" office:value-type="float" office:value="-22.6315789473684" calcext:value-type="float">
            <text:p>–22.63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27.5405742821473" calcext:value-type="float">
            <text:p>–27.54</text:p>
          </table:table-cell>
          <table:table-cell table:style-name="ce69" office:value-type="float" office:value="0" calcext:value-type="float">
            <text:p>—</text:p>
          </table:table-cell>
          <table:table-cell table:style-name="ce69" office:value-type="float" office:value="-22.7053140096618" calcext:value-type="float">
            <text:p>–22.71</text:p>
          </table:table-cell>
          <table:table-cell table:style-name="ce69" office:value-type="float" office:value="-27.0963104935314" calcext:value-type="float">
            <text:p>–27.10</text:p>
          </table:table-cell>
          <table:table-cell table:style-name="ce69" office:value-type="float" office:value="-8" calcext:value-type="float">
            <text:p>–8.00</text:p>
          </table:table-cell>
          <table:table-cell table:style-name="ce69" office:value-type="float" office:value="-25.7575757575758" calcext:value-type="float">
            <text:p>–25.76</text:p>
          </table:table-cell>
          <table:table-cell table:number-columns-repeated="245"/>
        </table:table-row>
        <table:table-row table:style-name="ro10">
          <table:table-cell table:style-name="ce27" office:value-type="string" calcext:value-type="string">
            <text:p>說明：1.本表按登記日期統計，86年以前未有是項統計。生父原屬國籍(地區)自93年起統計。</text:p>
          </table:table-cell>
          <table:table-cell table:style-name="ce43" table:number-columns-repeated="4"/>
          <table:table-cell table:style-name="ce76"/>
          <table:table-cell table:style-name="ce45" table:number-columns-repeated="2"/>
          <table:table-cell table:number-columns-repeated="3"/>
          <table:table-cell table:style-name="ce110" office:value-type="string" calcext:value-type="string">
            <text:p><text:s text:c="16"/>內政部戶政司編製</text:p>
          </table:table-cell>
          <table:table-cell table:number-columns-repeated="245"/>
        </table:table-row>
        <table:table-row table:style-name="ro11">
          <table:table-cell table:style-name="ce27" office:value-type="string" calcext:value-type="string">
            <text:p>　　　2.生母原屬國籍(地區)93年以前未予分別統計；生父原屬國籍(地區)自93年起按年統計，103年起按月統計。</text:p>
          </table:table-cell>
          <table:table-cell table:style-name="ce44" table:number-columns-repeated="8"/>
          <table:table-cell table:number-columns-repeated="248"/>
        </table:table-row>
        <table:table-row table:style-name="ro12">
          <table:table-cell table:style-name="ce27" office:value-type="string" calcext:value-type="string">
            <text:p>　　　3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252"/>
        </table:table-row>
        <table:table-row table:style-name="ro9">
          <table:table-cell table:style-name="ce27" office:value-type="string" calcext:value-type="string">
            <text:p>　　　4.表內列有「－」者表示無數字，「0.00」表示未滿百分之0.005，「--」者表示該數值無意義。</text:p>
          </table:table-cell>
          <table:table-cell table:number-columns-repeated="8"/>
          <table:table-cell table:style-name="ce94" table:number-columns-repeated="3"/>
          <table:table-cell table:number-columns-repeated="245"/>
        </table:table-row>
        <table:table-row table:style-name="ro13" table:number-rows-repeated="1048433">
          <table:table-cell table:number-columns-repeated="257"/>
        </table:table-row>
        <table:table-row table:style-name="ro13">
          <table:table-cell table:number-columns-repeated="257"/>
        </table:table-row>
        <table:named-expressions>
          <table:named-range table:name="Excel_BuiltIn_Print_Titles" table:base-cell-address="$'07-年月別'.$A$1" table:cell-range-address="$'07-年月別'.$1:.$6" table:range-usable-as="repeat-column repeat-row"/>
        </table:named-expressions>
      </table:table>
      <table:table table:name="07-縣市別" table:style-name="ta2">
        <table:table-column table:style-name="co3" table:default-cell-style-name="ce94"/>
        <table:table-column table:style-name="co5" table:default-cell-style-name="ce94"/>
        <table:table-column table:style-name="co6" table:number-columns-repeated="10" table:default-cell-style-name="ce94"/>
        <table:table-column table:style-name="co7" table:number-columns-repeated="245" table:default-cell-style-name="ce94"/>
        <table:table-column table:style-name="co7" table:number-columns-repeated="16127"/>
        <table:table-row table:style-name="ro14">
          <table:table-cell table:style-name="ce11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113"/>
          <table:table-cell table:style-name="ce156" table:number-columns-repeated="16372"/>
        </table:table-row>
        <table:table-row table:style-name="ro15">
          <table:table-cell table:style-name="ce111"/>
          <table:table-cell table:style-name="ce124" table:number-columns-repeated="2"/>
          <table:table-cell table:style-name="ce111"/>
          <table:table-cell table:style-name="ce124"/>
          <table:table-cell table:style-name="ce141" office:value-type="string" calcext:value-type="string">
            <text:p>中 華 民 國 115 年 2 月 份</text:p>
          </table:table-cell>
          <table:table-cell table:style-name="ce111"/>
          <table:table-cell table:style-name="ce124"/>
          <table:table-cell table:style-name="ce111" table:number-columns-repeated="3"/>
          <table:table-cell table:style-name="ce151" office:value-type="string" calcext:value-type="string">
            <text:p><text:s text:c="3"/>單位︰人</text:p>
          </table:table-cell>
          <table:table-cell table:style-name="ce156" table:number-columns-repeated="16372"/>
        </table:table-row>
        <table:table-row table:style-name="ro16">
          <table:table-cell table:style-name="ce114" office:value-type="string" calcext:value-type="string" table:number-columns-spanned="1" table:number-rows-spanned="4">
            <text:p>區域別</text:p>
          </table:table-cell>
          <table:table-cell table:style-name="ce125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46"/>
          <table:table-cell table:style-name="ce77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77"/>
          <table:table-cell table:style-name="ce77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77"/>
          <table:table-cell table:number-columns-repeated="245"/>
        </table:table-row>
        <table:table-row table:style-name="ro17">
          <table:covered-table-cell table:style-name="ce114"/>
          <table:covered-table-cell table:style-name="ce125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47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style-name="ce150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number-columns-repeated="245"/>
        </table:table-row>
        <table:table-row table:style-name="ro11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number-columns-repeated="2" table:style-name="ce47"/>
          <table:covered-table-cell table:style-name="ce83"/>
          <table:table-cell table:number-columns-repeated="245"/>
        </table:table-row>
        <table:table-row table:style-name="ro18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style-name="ce150"/>
          <table:covered-table-cell table:style-name="ce47"/>
          <table:covered-table-cell table:style-name="ce83"/>
          <table:table-cell table:number-columns-repeated="245"/>
        </table:table-row>
        <table:table-row table:style-name="ro19">
          <table:table-cell table:style-name="ce115"/>
          <table:table-cell table:style-name="ce30" office:value-type="string" calcext:value-type="string">
            <text:p>計</text:p>
          </table:table-cell>
          <table:table-cell table:style-name="ce129" office:value-type="float" office:value="6523" calcext:value-type="float">
            <text:p>6,523</text:p>
          </table:table-cell>
          <table:table-cell table:style-name="ce136" office:value-type="float" office:value="6235" calcext:value-type="float">
            <text:p>6,235</text:p>
          </table:table-cell>
          <table:table-cell table:style-name="ce136" office:value-type="float" office:value="288" calcext:value-type="float">
            <text:p>288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6118" calcext:value-type="float">
            <text:p>6,118</text:p>
          </table:table-cell>
          <table:table-cell table:style-name="ce136" office:value-type="float" office:value="98" calcext:value-type="float">
            <text:p>98</text:p>
          </table:table-cell>
          <table:table-cell table:style-name="ce136" office:value-type="float" office:value="307" calcext:value-type="float">
            <text:p>307</text:p>
          </table:table-cell>
          <table:table-cell table:style-name="ce136" office:value-type="float" office:value="6381" calcext:value-type="float">
            <text:p>6,381</text:p>
          </table:table-cell>
          <table:table-cell table:style-name="ce136" office:value-type="float" office:value="42" calcext:value-type="float">
            <text:p>42</text:p>
          </table:table-cell>
          <table:table-cell table:style-name="ce152" office:value-type="float" office:value="100" calcext:value-type="float">
            <text:p>100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總 <text:s text:c="5"/>計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3408" calcext:value-type="float">
            <text:p>3,408</text:p>
          </table:table-cell>
          <table:table-cell table:style-name="ce137" office:value-type="float" office:value="3267" calcext:value-type="float">
            <text:p>3,267</text:p>
          </table:table-cell>
          <table:table-cell table:style-name="ce137" office:value-type="float" office:value="141" calcext:value-type="float">
            <text:p>141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3216" calcext:value-type="float">
            <text:p>3,216</text:p>
          </table:table-cell>
          <table:table-cell table:style-name="ce137" office:value-type="float" office:value="45" calcext:value-type="float">
            <text:p>45</text:p>
          </table:table-cell>
          <table:table-cell table:style-name="ce137" office:value-type="float" office:value="147" calcext:value-type="float">
            <text:p>147</text:p>
          </table:table-cell>
          <table:table-cell table:style-name="ce137" office:value-type="float" office:value="3338" calcext:value-type="float">
            <text:p>3,338</text:p>
          </table:table-cell>
          <table:table-cell table:style-name="ce137" office:value-type="float" office:value="19" calcext:value-type="float">
            <text:p>19</text:p>
          </table:table-cell>
          <table:table-cell table:style-name="ce153" office:value-type="float" office:value="51" calcext:value-type="float">
            <text:p>51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3115" calcext:value-type="float">
            <text:p>3,115</text:p>
          </table:table-cell>
          <table:table-cell table:style-name="ce137" office:value-type="float" office:value="2968" calcext:value-type="float">
            <text:p>2,968</text:p>
          </table:table-cell>
          <table:table-cell table:style-name="ce137" office:value-type="float" office:value="147" calcext:value-type="float">
            <text:p>147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2902" calcext:value-type="float">
            <text:p>2,902</text:p>
          </table:table-cell>
          <table:table-cell table:style-name="ce137" office:value-type="float" office:value="53" calcext:value-type="float">
            <text:p>53</text:p>
          </table:table-cell>
          <table:table-cell table:style-name="ce137" office:value-type="float" office:value="160" calcext:value-type="float">
            <text:p>160</text:p>
          </table:table-cell>
          <table:table-cell table:style-name="ce143" office:value-type="float" office:value="3043" calcext:value-type="float">
            <text:p>3,043</text:p>
          </table:table-cell>
          <table:table-cell table:style-name="ce137" office:value-type="float" office:value="23" calcext:value-type="float">
            <text:p>23</text:p>
          </table:table-cell>
          <table:table-cell table:style-name="ce154" office:value-type="float" office:value="49" calcext:value-type="float">
            <text:p>49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054" calcext:value-type="float">
            <text:p>1,054</text:p>
          </table:table-cell>
          <table:table-cell table:style-name="ce129" office:value-type="float" office:value="1010" calcext:value-type="float">
            <text:p>1,010</text:p>
          </table:table-cell>
          <table:table-cell table:style-name="ce136" office:value-type="float" office:value="44" calcext:value-type="float">
            <text:p>44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986" calcext:value-type="float">
            <text:p>986</text:p>
          </table:table-cell>
          <table:table-cell table:style-name="ce129" office:value-type="float" office:value="15" calcext:value-type="float">
            <text:p>15</text:p>
          </table:table-cell>
          <table:table-cell table:style-name="ce145" office:value-type="float" office:value="53" calcext:value-type="float">
            <text:p>53</text:p>
          </table:table-cell>
          <table:table-cell table:style-name="ce136" office:value-type="float" office:value="1030" calcext:value-type="float">
            <text:p>1,030</text:p>
          </table:table-cell>
          <table:table-cell table:style-name="ce129" office:value-type="float" office:value="5" calcext:value-type="float">
            <text:p>5</text:p>
          </table:table-cell>
          <table:table-cell table:style-name="ce145" office:value-type="float" office:value="19" calcext:value-type="float">
            <text:p>19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新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55" calcext:value-type="float">
            <text:p>555</text:p>
          </table:table-cell>
          <table:table-cell table:style-name="ce130" office:value-type="float" office:value="528" calcext:value-type="float">
            <text:p>528</text:p>
          </table:table-cell>
          <table:table-cell table:style-name="ce137" office:value-type="float" office:value="27" calcext:value-type="float">
            <text:p>27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20" calcext:value-type="float">
            <text:p>520</text:p>
          </table:table-cell>
          <table:table-cell table:style-name="ce130" office:value-type="float" office:value="7" calcext:value-type="float">
            <text:p>7</text:p>
          </table:table-cell>
          <table:table-cell table:style-name="ce132" office:value-type="float" office:value="28" calcext:value-type="float">
            <text:p>28</text:p>
          </table:table-cell>
          <table:table-cell table:style-name="ce137" office:value-type="float" office:value="543" calcext:value-type="float">
            <text:p>543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10" calcext:value-type="float">
            <text:p>10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499" calcext:value-type="float">
            <text:p>499</text:p>
          </table:table-cell>
          <table:table-cell table:style-name="ce130" office:value-type="float" office:value="482" calcext:value-type="float">
            <text:p>482</text:p>
          </table:table-cell>
          <table:table-cell table:style-name="ce137" office:value-type="float" office:value="17" calcext:value-type="float">
            <text:p>17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466" calcext:value-type="float">
            <text:p>466</text:p>
          </table:table-cell>
          <table:table-cell table:style-name="ce131" office:value-type="float" office:value="8" calcext:value-type="float">
            <text:p>8</text:p>
          </table:table-cell>
          <table:table-cell table:style-name="ce146" office:value-type="float" office:value="25" calcext:value-type="float">
            <text:p>25</text:p>
          </table:table-cell>
          <table:table-cell table:style-name="ce143" office:value-type="float" office:value="487" calcext:value-type="float">
            <text:p>487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9" calcext:value-type="float">
            <text:p>9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717" calcext:value-type="float">
            <text:p>717</text:p>
          </table:table-cell>
          <table:table-cell table:style-name="ce129" office:value-type="float" office:value="696" calcext:value-type="float">
            <text:p>696</text:p>
          </table:table-cell>
          <table:table-cell table:style-name="ce136" office:value-type="float" office:value="21" calcext:value-type="float">
            <text:p>21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681" calcext:value-type="float">
            <text:p>681</text:p>
          </table:table-cell>
          <table:table-cell table:style-name="ce129" office:value-type="float" office:value="17" calcext:value-type="float">
            <text:p>17</text:p>
          </table:table-cell>
          <table:table-cell table:style-name="ce145" office:value-type="float" office:value="19" calcext:value-type="float">
            <text:p>19</text:p>
          </table:table-cell>
          <table:table-cell table:style-name="ce136" office:value-type="float" office:value="690" calcext:value-type="float">
            <text:p>690</text:p>
          </table:table-cell>
          <table:table-cell table:style-name="ce129" office:value-type="float" office:value="6" calcext:value-type="float">
            <text:p>6</text:p>
          </table:table-cell>
          <table:table-cell table:style-name="ce145" office:value-type="float" office:value="21" calcext:value-type="float">
            <text:p>21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臺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374" calcext:value-type="float">
            <text:p>374</text:p>
          </table:table-cell>
          <table:table-cell table:style-name="ce130" office:value-type="float" office:value="368" calcext:value-type="float">
            <text:p>368</text:p>
          </table:table-cell>
          <table:table-cell table:style-name="ce137" office:value-type="float" office:value="6" calcext:value-type="float">
            <text:p>6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359" calcext:value-type="float">
            <text:p>359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9" calcext:value-type="float">
            <text:p>9</text:p>
          </table:table-cell>
          <table:table-cell table:style-name="ce137" office:value-type="float" office:value="363" calcext:value-type="float">
            <text:p>363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9" calcext:value-type="float">
            <text:p>9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343" calcext:value-type="float">
            <text:p>343</text:p>
          </table:table-cell>
          <table:table-cell table:style-name="ce130" office:value-type="float" office:value="328" calcext:value-type="float">
            <text:p>328</text:p>
          </table:table-cell>
          <table:table-cell table:style-name="ce137" office:value-type="float" office:value="15" calcext:value-type="float">
            <text:p>15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322" calcext:value-type="float">
            <text:p>322</text:p>
          </table:table-cell>
          <table:table-cell table:style-name="ce131" office:value-type="float" office:value="11" calcext:value-type="float">
            <text:p>11</text:p>
          </table:table-cell>
          <table:table-cell table:style-name="ce146" office:value-type="float" office:value="10" calcext:value-type="float">
            <text:p>10</text:p>
          </table:table-cell>
          <table:table-cell table:style-name="ce143" office:value-type="float" office:value="327" calcext:value-type="float">
            <text:p>327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12" calcext:value-type="float">
            <text:p>12</text:p>
          </table:table-cell>
          <table:table-cell table:style-name="ce157" table:number-columns-repeated="1637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757" calcext:value-type="float">
            <text:p>757</text:p>
          </table:table-cell>
          <table:table-cell table:style-name="ce129" office:value-type="float" office:value="727" calcext:value-type="float">
            <text:p>727</text:p>
          </table:table-cell>
          <table:table-cell table:style-name="ce136" office:value-type="float" office:value="30" calcext:value-type="float">
            <text:p>30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707" calcext:value-type="float">
            <text:p>707</text:p>
          </table:table-cell>
          <table:table-cell table:style-name="ce129" office:value-type="float" office:value="11" calcext:value-type="float">
            <text:p>11</text:p>
          </table:table-cell>
          <table:table-cell table:style-name="ce145" office:value-type="float" office:value="39" calcext:value-type="float">
            <text:p>39</text:p>
          </table:table-cell>
          <table:table-cell table:style-name="ce136" office:value-type="float" office:value="740" calcext:value-type="float">
            <text:p>740</text:p>
          </table:table-cell>
          <table:table-cell table:style-name="ce129" office:value-type="float" office:value="5" calcext:value-type="float">
            <text:p>5</text:p>
          </table:table-cell>
          <table:table-cell table:style-name="ce145" office:value-type="float" office:value="12" calcext:value-type="float">
            <text:p>12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桃園市" calcext:value-type="string">
            <text:p><text:s/>桃園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369" calcext:value-type="float">
            <text:p>369</text:p>
          </table:table-cell>
          <table:table-cell table:style-name="ce130" office:value-type="float" office:value="355" calcext:value-type="float">
            <text:p>355</text:p>
          </table:table-cell>
          <table:table-cell table:style-name="ce137" office:value-type="float" office:value="14" calcext:value-type="float">
            <text:p>14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347" calcext:value-type="float">
            <text:p>347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18" calcext:value-type="float">
            <text:p>18</text:p>
          </table:table-cell>
          <table:table-cell table:style-name="ce137" office:value-type="float" office:value="360" calcext:value-type="float">
            <text:p>360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7" calcext:value-type="float">
            <text:p>7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388" calcext:value-type="float">
            <text:p>388</text:p>
          </table:table-cell>
          <table:table-cell table:style-name="ce130" office:value-type="float" office:value="372" calcext:value-type="float">
            <text:p>372</text:p>
          </table:table-cell>
          <table:table-cell table:style-name="ce137" office:value-type="float" office:value="16" calcext:value-type="float">
            <text:p>16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360" calcext:value-type="float">
            <text:p>360</text:p>
          </table:table-cell>
          <table:table-cell table:style-name="ce131" office:value-type="float" office:value="7" calcext:value-type="float">
            <text:p>7</text:p>
          </table:table-cell>
          <table:table-cell table:style-name="ce146" office:value-type="float" office:value="21" calcext:value-type="float">
            <text:p>21</text:p>
          </table:table-cell>
          <table:table-cell table:style-name="ce143" office:value-type="float" office:value="380" calcext:value-type="float">
            <text:p>380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5" calcext:value-type="float">
            <text:p>5</text:p>
          </table:table-cell>
          <table:table-cell table:style-name="ce157" table:number-columns-repeated="1637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693" calcext:value-type="float">
            <text:p>693</text:p>
          </table:table-cell>
          <table:table-cell table:style-name="ce129" office:value-type="float" office:value="654" calcext:value-type="float">
            <text:p>654</text:p>
          </table:table-cell>
          <table:table-cell table:style-name="ce136" office:value-type="float" office:value="39" calcext:value-type="float">
            <text:p>39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648" calcext:value-type="float">
            <text:p>648</text:p>
          </table:table-cell>
          <table:table-cell table:style-name="ce129" office:value-type="float" office:value="15" calcext:value-type="float">
            <text:p>15</text:p>
          </table:table-cell>
          <table:table-cell table:style-name="ce145" office:value-type="float" office:value="30" calcext:value-type="float">
            <text:p>30</text:p>
          </table:table-cell>
          <table:table-cell table:style-name="ce136" office:value-type="float" office:value="671" calcext:value-type="float">
            <text:p>671</text:p>
          </table:table-cell>
          <table:table-cell table:style-name="ce129" office:value-type="float" office:value="6" calcext:value-type="float">
            <text:p>6</text:p>
          </table:table-cell>
          <table:table-cell table:style-name="ce145" office:value-type="float" office:value="16" calcext:value-type="float">
            <text:p>16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臺中市" calcext:value-type="string">
            <text:p><text:s/>臺中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372" calcext:value-type="float">
            <text:p>372</text:p>
          </table:table-cell>
          <table:table-cell table:style-name="ce130" office:value-type="float" office:value="359" calcext:value-type="float">
            <text:p>359</text:p>
          </table:table-cell>
          <table:table-cell table:style-name="ce137" office:value-type="float" office:value="13" calcext:value-type="float">
            <text:p>13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347" calcext:value-type="float">
            <text:p>347</text:p>
          </table:table-cell>
          <table:table-cell table:style-name="ce130" office:value-type="float" office:value="10" calcext:value-type="float">
            <text:p>10</text:p>
          </table:table-cell>
          <table:table-cell table:style-name="ce132" office:value-type="float" office:value="15" calcext:value-type="float">
            <text:p>15</text:p>
          </table:table-cell>
          <table:table-cell table:style-name="ce137" office:value-type="float" office:value="359" calcext:value-type="float">
            <text:p>359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10" calcext:value-type="float">
            <text:p>10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321" calcext:value-type="float">
            <text:p>321</text:p>
          </table:table-cell>
          <table:table-cell table:style-name="ce130" office:value-type="float" office:value="295" calcext:value-type="float">
            <text:p>295</text:p>
          </table:table-cell>
          <table:table-cell table:style-name="ce137" office:value-type="float" office:value="26" calcext:value-type="float">
            <text:p>26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301" calcext:value-type="float">
            <text:p>301</text:p>
          </table:table-cell>
          <table:table-cell table:style-name="ce131" office:value-type="float" office:value="5" calcext:value-type="float">
            <text:p>5</text:p>
          </table:table-cell>
          <table:table-cell table:style-name="ce146" office:value-type="float" office:value="15" calcext:value-type="float">
            <text:p>15</text:p>
          </table:table-cell>
          <table:table-cell table:style-name="ce143" office:value-type="float" office:value="312" calcext:value-type="float">
            <text:p>312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6" calcext:value-type="float">
            <text:p>6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405" calcext:value-type="float">
            <text:p>405</text:p>
          </table:table-cell>
          <table:table-cell table:style-name="ce129" office:value-type="float" office:value="389" calcext:value-type="float">
            <text:p>389</text:p>
          </table:table-cell>
          <table:table-cell table:style-name="ce136" office:value-type="float" office:value="16" calcext:value-type="float">
            <text:p>16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380" calcext:value-type="float">
            <text:p>380</text:p>
          </table:table-cell>
          <table:table-cell table:style-name="ce129" office:value-type="float" office:value="3" calcext:value-type="float">
            <text:p>3</text:p>
          </table:table-cell>
          <table:table-cell table:style-name="ce145" office:value-type="float" office:value="22" calcext:value-type="float">
            <text:p>22</text:p>
          </table:table-cell>
          <table:table-cell table:style-name="ce136" office:value-type="float" office:value="394" calcext:value-type="float">
            <text:p>394</text:p>
          </table:table-cell>
          <table:table-cell table:style-name="ce129" office:value-type="float" office:value="4" calcext:value-type="float">
            <text:p>4</text:p>
          </table:table-cell>
          <table:table-cell table:style-name="ce145" office:value-type="float" office:value="7" calcext:value-type="float">
            <text:p>7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臺南市" calcext:value-type="string">
            <text:p><text:s/>臺南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229" calcext:value-type="float">
            <text:p>229</text:p>
          </table:table-cell>
          <table:table-cell table:style-name="ce130" office:value-type="float" office:value="221" calcext:value-type="float">
            <text:p>221</text:p>
          </table:table-cell>
          <table:table-cell table:style-name="ce137" office:value-type="float" office:value="8" calcext:value-type="float">
            <text:p>8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221" calcext:value-type="float">
            <text:p>221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7" calcext:value-type="float">
            <text:p>7</text:p>
          </table:table-cell>
          <table:table-cell table:style-name="ce137" office:value-type="float" office:value="221" calcext:value-type="float">
            <text:p>221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4" calcext:value-type="float">
            <text:p>4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176" calcext:value-type="float">
            <text:p>176</text:p>
          </table:table-cell>
          <table:table-cell table:style-name="ce130" office:value-type="float" office:value="168" calcext:value-type="float">
            <text:p>168</text:p>
          </table:table-cell>
          <table:table-cell table:style-name="ce137" office:value-type="float" office:value="8" calcext:value-type="float">
            <text:p>8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159" calcext:value-type="float">
            <text:p>159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15" calcext:value-type="float">
            <text:p>15</text:p>
          </table:table-cell>
          <table:table-cell table:style-name="ce143" office:value-type="float" office:value="173" calcext:value-type="float">
            <text:p>173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745" calcext:value-type="float">
            <text:p>745</text:p>
          </table:table-cell>
          <table:table-cell table:style-name="ce129" office:value-type="float" office:value="711" calcext:value-type="float">
            <text:p>711</text:p>
          </table:table-cell>
          <table:table-cell table:style-name="ce136" office:value-type="float" office:value="34" calcext:value-type="float">
            <text:p>34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714" calcext:value-type="float">
            <text:p>714</text:p>
          </table:table-cell>
          <table:table-cell table:style-name="ce129" office:value-type="float" office:value="3" calcext:value-type="float">
            <text:p>3</text:p>
          </table:table-cell>
          <table:table-cell table:style-name="ce145" office:value-type="float" office:value="28" calcext:value-type="float">
            <text:p>28</text:p>
          </table:table-cell>
          <table:table-cell table:style-name="ce136" office:value-type="float" office:value="729" calcext:value-type="float">
            <text:p>729</text:p>
          </table:table-cell>
          <table:table-cell table:style-name="ce129" office:value-type="float" office:value="7" calcext:value-type="float">
            <text:p>7</text:p>
          </table:table-cell>
          <table:table-cell table:style-name="ce145" office:value-type="float" office:value="9" calcext:value-type="float">
            <text:p>9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高雄市" calcext:value-type="string">
            <text:p><text:s/>高雄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375" calcext:value-type="float">
            <text:p>375</text:p>
          </table:table-cell>
          <table:table-cell table:style-name="ce130" office:value-type="float" office:value="357" calcext:value-type="float">
            <text:p>357</text:p>
          </table:table-cell>
          <table:table-cell table:style-name="ce137" office:value-type="float" office:value="18" calcext:value-type="float">
            <text:p>18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363" calcext:value-type="float">
            <text:p>363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12" calcext:value-type="float">
            <text:p>12</text:p>
          </table:table-cell>
          <table:table-cell table:style-name="ce137" office:value-type="float" office:value="369" calcext:value-type="float">
            <text:p>369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2" office:value-type="string" calcext:value-type="string">
            <text:p>女</text:p>
          </table:table-cell>
          <table:table-cell table:style-name="ce131" office:value-type="float" office:value="370" calcext:value-type="float">
            <text:p>370</text:p>
          </table:table-cell>
          <table:table-cell table:style-name="ce130" office:value-type="float" office:value="354" calcext:value-type="float">
            <text:p>354</text:p>
          </table:table-cell>
          <table:table-cell table:style-name="ce137" office:value-type="float" office:value="16" calcext:value-type="float">
            <text:p>16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351" calcext:value-type="float">
            <text:p>351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16" calcext:value-type="float">
            <text:p>16</text:p>
          </table:table-cell>
          <table:table-cell table:style-name="ce143" office:value-type="float" office:value="360" calcext:value-type="float">
            <text:p>360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7" calcext:value-type="float">
            <text:p>7</text:p>
          </table:table-cell>
          <table:table-cell table:style-name="ce157" table:number-columns-repeated="1637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2108" calcext:value-type="float">
            <text:p>2,108</text:p>
          </table:table-cell>
          <table:table-cell table:style-name="ce129" office:value-type="float" office:value="2004" calcext:value-type="float">
            <text:p>2,004</text:p>
          </table:table-cell>
          <table:table-cell table:style-name="ce136" office:value-type="float" office:value="104" calcext:value-type="float">
            <text:p>104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962" calcext:value-type="float">
            <text:p>1,962</text:p>
          </table:table-cell>
          <table:table-cell table:style-name="ce129" office:value-type="float" office:value="31" calcext:value-type="float">
            <text:p>31</text:p>
          </table:table-cell>
          <table:table-cell table:style-name="ce129" office:value-type="float" office:value="115" calcext:value-type="float">
            <text:p>115</text:p>
          </table:table-cell>
          <table:table-cell table:style-name="ce136" office:value-type="float" office:value="2086" calcext:value-type="float">
            <text:p>2,086</text:p>
          </table:table-cell>
          <table:table-cell table:style-name="ce129" office:value-type="float" office:value="6" calcext:value-type="float">
            <text:p>6</text:p>
          </table:table-cell>
          <table:table-cell table:style-name="ce145" office:value-type="float" office:value="16" calcext:value-type="float">
            <text:p>16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臺灣省" calcext:value-type="string">
            <text:p><text:s/>臺灣省 </text:p>
          </table:table-cell>
          <table:table-cell table:style-name="ce31" office:value-type="string" calcext:value-type="string">
            <text:p>男</text:p>
          </table:table-cell>
          <table:table-cell table:style-name="ce132" office:value-type="float" office:value="1109" calcext:value-type="float">
            <text:p>1,109</text:p>
          </table:table-cell>
          <table:table-cell table:style-name="ce130" office:value-type="float" office:value="1054" calcext:value-type="float">
            <text:p>1,054</text:p>
          </table:table-cell>
          <table:table-cell table:style-name="ce137" office:value-type="float" office:value="55" calcext:value-type="float">
            <text:p>55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037" calcext:value-type="float">
            <text:p>1,037</text:p>
          </table:table-cell>
          <table:table-cell table:style-name="ce130" office:value-type="float" office:value="15" calcext:value-type="float">
            <text:p>15</text:p>
          </table:table-cell>
          <table:table-cell table:style-name="ce130" office:value-type="float" office:value="57" calcext:value-type="float">
            <text:p>57</text:p>
          </table:table-cell>
          <table:table-cell table:style-name="ce137" office:value-type="float" office:value="1099" calcext:value-type="float">
            <text:p>1,099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9" calcext:value-type="float">
            <text:p>9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999" calcext:value-type="float">
            <text:p>999</text:p>
          </table:table-cell>
          <table:table-cell table:style-name="ce130" office:value-type="float" office:value="950" calcext:value-type="float">
            <text:p>950</text:p>
          </table:table-cell>
          <table:table-cell table:style-name="ce137" office:value-type="float" office:value="49" calcext:value-type="float">
            <text:p>49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925" calcext:value-type="float">
            <text:p>925</text:p>
          </table:table-cell>
          <table:table-cell table:style-name="ce130" office:value-type="float" office:value="16" calcext:value-type="float">
            <text:p>16</text:p>
          </table:table-cell>
          <table:table-cell table:style-name="ce130" office:value-type="float" office:value="58" calcext:value-type="float">
            <text:p>58</text:p>
          </table:table-cell>
          <table:table-cell table:style-name="ce143" office:value-type="float" office:value="987" calcext:value-type="float">
            <text:p>987</text:p>
          </table:table-cell>
          <table:table-cell table:style-name="ce130" office:value-type="float" office:value="5" calcext:value-type="float">
            <text:p>5</text:p>
          </table:table-cell>
          <table:table-cell table:style-name="ce146" office:value-type="float" office:value="7" calcext:value-type="float">
            <text:p>7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29" calcext:value-type="float">
            <text:p>129</text:p>
          </table:table-cell>
          <table:table-cell table:style-name="ce133" office:value-type="float" office:value="125" calcext:value-type="float">
            <text:p>125</text:p>
          </table:table-cell>
          <table:table-cell table:style-name="ce138" office:value-type="float" office:value="4" calcext:value-type="float">
            <text:p>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20" calcext:value-type="float">
            <text:p>120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7" calcext:value-type="float">
            <text:p>7</text:p>
          </table:table-cell>
          <table:table-cell table:style-name="ce138" office:value-type="float" office:value="128" calcext:value-type="float">
            <text:p>128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宜蘭縣" calcext:value-type="string">
            <text:p><text:s/>宜蘭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6" calcext:value-type="float">
            <text:p>56</text:p>
          </table:table-cell>
          <table:table-cell table:style-name="ce134" office:value-type="float" office:value="55" calcext:value-type="float">
            <text:p>55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1" calcext:value-type="float">
            <text:p>51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55" calcext:value-type="float">
            <text:p>55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3" calcext:value-type="float">
            <text:p>73</text:p>
          </table:table-cell>
          <table:table-cell table:style-name="ce134" office:value-type="float" office:value="70" calcext:value-type="float">
            <text:p>70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9" calcext:value-type="float">
            <text:p>69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73" calcext:value-type="float">
            <text:p>7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06" calcext:value-type="float">
            <text:p>206</text:p>
          </table:table-cell>
          <table:table-cell table:style-name="ce133" office:value-type="float" office:value="195" calcext:value-type="float">
            <text:p>195</text:p>
          </table:table-cell>
          <table:table-cell table:style-name="ce138" office:value-type="float" office:value="11" calcext:value-type="float">
            <text:p>1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86" calcext:value-type="float">
            <text:p>186</text:p>
          </table:table-cell>
          <table:table-cell table:style-name="ce133" office:value-type="float" office:value="7" calcext:value-type="float">
            <text:p>7</text:p>
          </table:table-cell>
          <table:table-cell table:style-name="ce147" office:value-type="float" office:value="13" calcext:value-type="float">
            <text:p>13</text:p>
          </table:table-cell>
          <table:table-cell table:style-name="ce138" office:value-type="float" office:value="203" calcext:value-type="float">
            <text:p>20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新竹縣" calcext:value-type="string">
            <text:p><text:s/>新竹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11" calcext:value-type="float">
            <text:p>111</text:p>
          </table:table-cell>
          <table:table-cell table:style-name="ce134" office:value-type="float" office:value="105" calcext:value-type="float">
            <text:p>105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03" calcext:value-type="float">
            <text:p>103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109" calcext:value-type="float">
            <text:p>10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5" calcext:value-type="float">
            <text:p>95</text:p>
          </table:table-cell>
          <table:table-cell table:style-name="ce134" office:value-type="float" office:value="90" calcext:value-type="float">
            <text:p>90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3" calcext:value-type="float">
            <text:p>83</text:p>
          </table:table-cell>
          <table:table-cell table:style-name="ce135" office:value-type="float" office:value="4" calcext:value-type="float">
            <text:p>4</text:p>
          </table:table-cell>
          <table:table-cell table:style-name="ce149" office:value-type="float" office:value="8" calcext:value-type="float">
            <text:p>8</text:p>
          </table:table-cell>
          <table:table-cell table:style-name="ce140" office:value-type="float" office:value="94" calcext:value-type="float">
            <text:p>9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19" calcext:value-type="float">
            <text:p>119</text:p>
          </table:table-cell>
          <table:table-cell table:style-name="ce133" office:value-type="float" office:value="112" calcext:value-type="float">
            <text:p>112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07" calcext:value-type="float">
            <text:p>107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1" calcext:value-type="float">
            <text:p>11</text:p>
          </table:table-cell>
          <table:table-cell table:style-name="ce138" office:value-type="float" office:value="119" calcext:value-type="float">
            <text:p>11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苗栗縣" calcext:value-type="string">
            <text:p><text:s/>苗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5" calcext:value-type="float">
            <text:p>65</text:p>
          </table:table-cell>
          <table:table-cell table:style-name="ce134" office:value-type="float" office:value="63" calcext:value-type="float">
            <text:p>63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8" calcext:value-type="float">
            <text:p>58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65" calcext:value-type="float">
            <text:p>6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4" calcext:value-type="float">
            <text:p>54</text:p>
          </table:table-cell>
          <table:table-cell table:style-name="ce134" office:value-type="float" office:value="49" calcext:value-type="float">
            <text:p>49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9" calcext:value-type="float">
            <text:p>4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54" calcext:value-type="float">
            <text:p>5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406" calcext:value-type="float">
            <text:p>406</text:p>
          </table:table-cell>
          <table:table-cell table:style-name="ce133" office:value-type="float" office:value="390" calcext:value-type="float">
            <text:p>390</text:p>
          </table:table-cell>
          <table:table-cell table:style-name="ce138" office:value-type="float" office:value="16" calcext:value-type="float">
            <text:p>1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81" calcext:value-type="float">
            <text:p>381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21" calcext:value-type="float">
            <text:p>21</text:p>
          </table:table-cell>
          <table:table-cell table:style-name="ce138" office:value-type="float" office:value="404" calcext:value-type="float">
            <text:p>404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彰化縣" calcext:value-type="string">
            <text:p><text:s/>彰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19" calcext:value-type="float">
            <text:p>219</text:p>
          </table:table-cell>
          <table:table-cell table:style-name="ce134" office:value-type="float" office:value="212" calcext:value-type="float">
            <text:p>212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07" calcext:value-type="float">
            <text:p>207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0" calcext:value-type="float">
            <text:p>10</text:p>
          </table:table-cell>
          <table:table-cell table:style-name="ce139" office:value-type="float" office:value="219" calcext:value-type="float">
            <text:p>21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87" calcext:value-type="float">
            <text:p>187</text:p>
          </table:table-cell>
          <table:table-cell table:style-name="ce134" office:value-type="float" office:value="178" calcext:value-type="float">
            <text:p>178</text:p>
          </table:table-cell>
          <table:table-cell table:style-name="ce139" office:value-type="float" office:value="9" calcext:value-type="float">
            <text:p>9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74" calcext:value-type="float">
            <text:p>174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11" calcext:value-type="float">
            <text:p>11</text:p>
          </table:table-cell>
          <table:table-cell table:style-name="ce140" office:value-type="float" office:value="185" calcext:value-type="float">
            <text:p>185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31" calcext:value-type="float">
            <text:p>131</text:p>
          </table:table-cell>
          <table:table-cell table:style-name="ce133" office:value-type="float" office:value="125" calcext:value-type="float">
            <text:p>125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25" calcext:value-type="float">
            <text:p>125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130" calcext:value-type="float">
            <text:p>13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南投縣" calcext:value-type="string">
            <text:p><text:s/>南投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5" calcext:value-type="float">
            <text:p>65</text:p>
          </table:table-cell>
          <table:table-cell table:style-name="ce134" office:value-type="float" office:value="63" calcext:value-type="float">
            <text:p>63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2" calcext:value-type="float">
            <text:p>62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64" calcext:value-type="float">
            <text:p>6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66" calcext:value-type="float">
            <text:p>66</text:p>
          </table:table-cell>
          <table:table-cell table:style-name="ce134" office:value-type="float" office:value="62" calcext:value-type="float">
            <text:p>62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3" calcext:value-type="float">
            <text:p>63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66" calcext:value-type="float">
            <text:p>6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22" calcext:value-type="float">
            <text:p>222</text:p>
          </table:table-cell>
          <table:table-cell table:style-name="ce133" office:value-type="float" office:value="213" calcext:value-type="float">
            <text:p>213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04" calcext:value-type="float">
            <text:p>204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15" calcext:value-type="float">
            <text:p>15</text:p>
          </table:table-cell>
          <table:table-cell table:style-name="ce138" office:value-type="float" office:value="220" calcext:value-type="float">
            <text:p>220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雲林縣" calcext:value-type="string">
            <text:p><text:s/>雲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21" calcext:value-type="float">
            <text:p>121</text:p>
          </table:table-cell>
          <table:table-cell table:style-name="ce134" office:value-type="float" office:value="114" calcext:value-type="float">
            <text:p>114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14" calcext:value-type="float">
            <text:p>114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121" calcext:value-type="float">
            <text:p>12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1" calcext:value-type="float">
            <text:p>101</text:p>
          </table:table-cell>
          <table:table-cell table:style-name="ce134" office:value-type="float" office:value="99" calcext:value-type="float">
            <text:p>99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0" calcext:value-type="float">
            <text:p>90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9" calcext:value-type="float">
            <text:p>9</text:p>
          </table:table-cell>
          <table:table-cell table:style-name="ce140" office:value-type="float" office:value="99" calcext:value-type="float">
            <text:p>99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13" calcext:value-type="float">
            <text:p>113</text:p>
          </table:table-cell>
          <table:table-cell table:style-name="ce133" office:value-type="float" office:value="107" calcext:value-type="float">
            <text:p>107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98" calcext:value-type="float">
            <text:p>98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3" calcext:value-type="float">
            <text:p>13</text:p>
          </table:table-cell>
          <table:table-cell table:style-name="ce138" office:value-type="float" office:value="112" calcext:value-type="float">
            <text:p>11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嘉義縣" calcext:value-type="string">
            <text:p><text:s/>嘉義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4" calcext:value-type="float">
            <text:p>64</text:p>
          </table:table-cell>
          <table:table-cell table:style-name="ce134" office:value-type="float" office:value="62" calcext:value-type="float">
            <text:p>62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8" calcext:value-type="float">
            <text:p>58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64" calcext:value-type="float">
            <text:p>6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9" calcext:value-type="float">
            <text:p>49</text:p>
          </table:table-cell>
          <table:table-cell table:style-name="ce134" office:value-type="float" office:value="45" calcext:value-type="float">
            <text:p>45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0" calcext:value-type="float">
            <text:p>40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8" calcext:value-type="float">
            <text:p>8</text:p>
          </table:table-cell>
          <table:table-cell table:style-name="ce140" office:value-type="float" office:value="48" calcext:value-type="float">
            <text:p>48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46" calcext:value-type="float">
            <text:p>246</text:p>
          </table:table-cell>
          <table:table-cell table:style-name="ce133" office:value-type="float" office:value="235" calcext:value-type="float">
            <text:p>235</text:p>
          </table:table-cell>
          <table:table-cell table:style-name="ce138" office:value-type="float" office:value="11" calcext:value-type="float">
            <text:p>1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29" calcext:value-type="float">
            <text:p>229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14" calcext:value-type="float">
            <text:p>14</text:p>
          </table:table-cell>
          <table:table-cell table:style-name="ce138" office:value-type="float" office:value="241" calcext:value-type="float">
            <text:p>241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屏東縣" calcext:value-type="string">
            <text:p><text:s/>屏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27" calcext:value-type="float">
            <text:p>127</text:p>
          </table:table-cell>
          <table:table-cell table:style-name="ce134" office:value-type="float" office:value="120" calcext:value-type="float">
            <text:p>120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14" calcext:value-type="float">
            <text:p>114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10" calcext:value-type="float">
            <text:p>10</text:p>
          </table:table-cell>
          <table:table-cell table:style-name="ce139" office:value-type="float" office:value="123" calcext:value-type="float">
            <text:p>12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4" calcext:value-type="float">
            <text:p>4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19" calcext:value-type="float">
            <text:p>119</text:p>
          </table:table-cell>
          <table:table-cell table:style-name="ce134" office:value-type="float" office:value="115" calcext:value-type="float">
            <text:p>115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15" calcext:value-type="float">
            <text:p>11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118" calcext:value-type="float">
            <text:p>118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79" calcext:value-type="float">
            <text:p>79</text:p>
          </table:table-cell>
          <table:table-cell table:style-name="ce133" office:value-type="float" office:value="73" calcext:value-type="float">
            <text:p>73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77" calcext:value-type="float">
            <text:p>7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79" calcext:value-type="float">
            <text:p>7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臺東縣" calcext:value-type="string">
            <text:p><text:s/>臺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1" calcext:value-type="float">
            <text:p>41</text:p>
          </table:table-cell>
          <table:table-cell table:style-name="ce134" office:value-type="float" office:value="39" calcext:value-type="float">
            <text:p>39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0" calcext:value-type="float">
            <text:p>4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41" calcext:value-type="float">
            <text:p>4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8" calcext:value-type="float">
            <text:p>38</text:p>
          </table:table-cell>
          <table:table-cell table:style-name="ce134" office:value-type="float" office:value="34" calcext:value-type="float">
            <text:p>34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7" calcext:value-type="float">
            <text:p>3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38" calcext:value-type="float">
            <text:p>3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12" calcext:value-type="float">
            <text:p>112</text:p>
          </table:table-cell>
          <table:table-cell table:style-name="ce133" office:value-type="float" office:value="102" calcext:value-type="float">
            <text:p>102</text:p>
          </table:table-cell>
          <table:table-cell table:style-name="ce138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08" calcext:value-type="float">
            <text:p>10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4" calcext:value-type="float">
            <text:p>4</text:p>
          </table:table-cell>
          <table:table-cell table:style-name="ce138" office:value-type="float" office:value="111" calcext:value-type="float">
            <text:p>11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花蓮縣" calcext:value-type="string">
            <text:p><text:s/>花蓮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9" calcext:value-type="float">
            <text:p>59</text:p>
          </table:table-cell>
          <table:table-cell table:style-name="ce134" office:value-type="float" office:value="50" calcext:value-type="float">
            <text:p>50</text:p>
          </table:table-cell>
          <table:table-cell table:style-name="ce139" office:value-type="float" office:value="9" calcext:value-type="float">
            <text:p>9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6" calcext:value-type="float">
            <text:p>5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59" calcext:value-type="float">
            <text:p>5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3" calcext:value-type="float">
            <text:p>53</text:p>
          </table:table-cell>
          <table:table-cell table:style-name="ce134" office:value-type="float" office:value="52" calcext:value-type="float">
            <text:p>52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2" calcext:value-type="float">
            <text:p>5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52" calcext:value-type="float">
            <text:p>5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46" calcext:value-type="float">
            <text:p>46</text:p>
          </table:table-cell>
          <table:table-cell table:style-name="ce133" office:value-type="float" office:value="45" calcext:value-type="float">
            <text:p>45</text:p>
          </table:table-cell>
          <table:table-cell table:style-name="ce138" office:value-type="float" office:value="1" calcext:value-type="float">
            <text:p>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44" calcext:value-type="float">
            <text:p>44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45" calcext:value-type="float">
            <text:p>4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澎湖縣" calcext:value-type="string">
            <text:p><text:s/>澎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3" calcext:value-type="float">
            <text:p>23</text:p>
          </table:table-cell>
          <table:table-cell table:style-name="ce134" office:value-type="float" office:value="22" calcext:value-type="float">
            <text:p>22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2" calcext:value-type="float">
            <text:p>22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22" calcext:value-type="float">
            <text:p>2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3" calcext:value-type="float">
            <text:p>23</text:p>
          </table:table-cell>
          <table:table-cell table:style-name="ce134" office:value-type="float" office:value="23" calcext:value-type="float">
            <text:p>23</text:p>
          </table:table-cell>
          <table:table-cell table:style-name="ce139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2" calcext:value-type="float">
            <text:p>22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23" calcext:value-type="float">
            <text:p>2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70" calcext:value-type="float">
            <text:p>70</text:p>
          </table:table-cell>
          <table:table-cell table:style-name="ce133" office:value-type="float" office:value="66" calcext:value-type="float">
            <text:p>66</text:p>
          </table:table-cell>
          <table:table-cell table:style-name="ce138" office:value-type="float" office:value="4" calcext:value-type="float">
            <text:p>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66" calcext:value-type="float">
            <text:p>66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38" office:value-type="float" office:value="69" calcext:value-type="float">
            <text:p>6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基隆市" calcext:value-type="string">
            <text:p><text:s/>基隆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4" calcext:value-type="float">
            <text:p>34</text:p>
          </table:table-cell>
          <table:table-cell table:style-name="ce134" office:value-type="float" office:value="32" calcext:value-type="float">
            <text:p>32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3" calcext:value-type="float">
            <text:p>3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34" calcext:value-type="float">
            <text:p>3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6" calcext:value-type="float">
            <text:p>36</text:p>
          </table:table-cell>
          <table:table-cell table:style-name="ce134" office:value-type="float" office:value="34" calcext:value-type="float">
            <text:p>34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3" calcext:value-type="float">
            <text:p>33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35" calcext:value-type="float">
            <text:p>3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53" calcext:value-type="float">
            <text:p>153</text:p>
          </table:table-cell>
          <table:table-cell table:style-name="ce133" office:value-type="float" office:value="144" calcext:value-type="float">
            <text:p>144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44" calcext:value-type="float">
            <text:p>144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8" calcext:value-type="float">
            <text:p>8</text:p>
          </table:table-cell>
          <table:table-cell table:style-name="ce138" office:value-type="float" office:value="149" calcext:value-type="float">
            <text:p>149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新竹市" calcext:value-type="string">
            <text:p><text:s/>新竹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84" calcext:value-type="float">
            <text:p>84</text:p>
          </table:table-cell>
          <table:table-cell table:style-name="ce134" office:value-type="float" office:value="80" calcext:value-type="float">
            <text:p>80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79" calcext:value-type="float">
            <text:p>7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83" calcext:value-type="float">
            <text:p>8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69" calcext:value-type="float">
            <text:p>69</text:p>
          </table:table-cell>
          <table:table-cell table:style-name="ce134" office:value-type="float" office:value="64" calcext:value-type="float">
            <text:p>64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5" calcext:value-type="float">
            <text:p>65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66" calcext:value-type="float">
            <text:p>66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76" calcext:value-type="float">
            <text:p>76</text:p>
          </table:table-cell>
          <table:table-cell table:style-name="ce133" office:value-type="float" office:value="72" calcext:value-type="float">
            <text:p>72</text:p>
          </table:table-cell>
          <table:table-cell table:style-name="ce138" office:value-type="float" office:value="4" calcext:value-type="float">
            <text:p>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73" calcext:value-type="float">
            <text:p>73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76" calcext:value-type="float">
            <text:p>7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嘉義市" calcext:value-type="string">
            <text:p><text:s/>嘉義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0" calcext:value-type="float">
            <text:p>40</text:p>
          </table:table-cell>
          <table:table-cell table:style-name="ce134" office:value-type="float" office:value="37" calcext:value-type="float">
            <text:p>37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0" calcext:value-type="float">
            <text:p>4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40" calcext:value-type="float">
            <text:p>4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6" calcext:value-type="float">
            <text:p>36</text:p>
          </table:table-cell>
          <table:table-cell table:style-name="ce134" office:value-type="float" office:value="35" calcext:value-type="float">
            <text:p>35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3" calcext:value-type="float">
            <text:p>33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36" calcext:value-type="float">
            <text:p>3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30" office:value-type="string" calcext:value-type="string">
            <text:p>計</text:p>
          </table:table-cell>
          <table:table-cell table:number-columns-repeated="2" table:style-name="ce129" office:value-type="float" office:value="44" calcext:value-type="float">
            <text:p>44</text:p>
          </table:table-cell>
          <table:table-cell table:style-name="ce136" office:value-type="float" office:value="0" calcext:value-type="float">
            <text:p>—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40" calcext:value-type="float">
            <text:p>40</text:p>
          </table:table-cell>
          <table:table-cell table:style-name="ce129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136" office:value-type="float" office:value="41" calcext:value-type="float">
            <text:p>41</text:p>
          </table:table-cell>
          <table:table-cell table:style-name="ce129" office:value-type="float" office:value="3" calcext:value-type="float">
            <text:p>3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福建省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30" office:value-type="float" office:value="25" calcext:value-type="float">
            <text:p>25</text:p>
          </table:table-cell>
          <table:table-cell table:style-name="ce137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22" calcext:value-type="float">
            <text:p>22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4" calcext:value-type="float">
            <text:p>24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19" calcext:value-type="float">
            <text:p>19</text:p>
          </table:table-cell>
          <table:table-cell table:style-name="ce130" office:value-type="float" office:value="19" calcext:value-type="float">
            <text:p>19</text:p>
          </table:table-cell>
          <table:table-cell table:style-name="ce13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18" calcext:value-type="float">
            <text:p>18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0" calcext:value-type="float">
            <text:p>—</text:p>
          </table:table-cell>
          <table:table-cell table:style-name="ce143" office:value-type="float" office:value="17" calcext:value-type="float">
            <text:p>17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41" calcext:value-type="float">
            <text:p>41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8" calcext:value-type="float">
            <text:p>38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39" calcext:value-type="float">
            <text:p>39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金門縣" calcext:value-type="string">
            <text:p><text:s/>金門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24" calcext:value-type="float">
            <text:p>24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1" calcext:value-type="float">
            <text:p>21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23" calcext:value-type="float">
            <text:p>23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7" calcext:value-type="float">
            <text:p>17</text:p>
          </table:table-cell>
          <table:table-cell table:style-name="ce134" office:value-type="float" office:value="17" calcext:value-type="float">
            <text:p>17</text:p>
          </table:table-cell>
          <table:table-cell table:style-name="ce139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7" calcext:value-type="float">
            <text:p>1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16" calcext:value-type="float">
            <text:p>16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3" calcext:value-type="float">
            <text:p>3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連江縣" calcext:value-type="string">
            <text:p><text:s/>連江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2"/>
          <table:table-cell table:style-name="ce128" office:value-type="string" calcext:value-type="string">
            <text:p>女</text:p>
          </table:table-cell>
          <table:table-cell table:number-columns-repeated="2" table:style-name="ce135" office:value-type="float" office:value="2" calcext:value-type="float">
            <text:p>2</text:p>
          </table:table-cell>
          <table:table-cell table:style-name="ce140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20">
          <table:table-cell table:style-name="ce123"/>
          <table:table-cell table:number-columns-repeated="4"/>
          <table:table-cell table:style-name="ce142"/>
          <table:table-cell table:style-name="ce144" table:number-columns-repeated="2"/>
          <table:table-cell table:number-columns-repeated="3"/>
          <table:table-cell table:style-name="ce155" office:value-type="string" calcext:value-type="string">
            <text:p>內政部戶政司編製</text:p>
          </table:table-cell>
          <table:table-cell table:number-columns-repeated="245"/>
        </table:table-row>
        <table:table-row table:style-name="ro12" table:number-rows-repeated="4">
          <table:table-cell table:number-columns-repeated="257"/>
        </table:table-row>
        <table:table-row table:style-name="ro21" table:number-rows-repeated="1048489">
          <table:table-cell table:number-columns-repeated="257"/>
        </table:table-row>
        <table:table-row table:style-name="ro21">
          <table:table-cell table:number-columns-repeated="257"/>
        </table:table-row>
      </table:table>
      <table:named-expressions>
        <table:named-expression table:name="Excel_BuiltIn_Print_Are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7-年月別'.$A$1" table:expression="0"/>
        <table:named-expression table:name="_Order2" table:base-cell-address="$'07-年月別'.$A$1" table:expression="0"/>
        <table:named-expression table:name="出生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9P2" style:volatile="true">
      <number:text loext:blank-width-char="-"> </number:text>
      <number:fill-character> </number:fill-character>
      <number:text loext:blank-width-char="-1">-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2">
      <number:text loext:blank-width-char="-"> </number:text>
      <number:text-content/>
      <number:text loext:blank-width-char="-"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8">
      <number:number number:min-integer-digits="1"/>
      <number:text loext:blank-width-char=")"> </number:text>
    </number:number-style>
    <number:number-style style:name="N160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4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4P2" style:volatile="true">
      <number:text>—</number:text>
    </number:number-style>
    <number:text-style style:name="N164">
      <number:tex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number:min-decimal-places="0" number:min-integer-digits="1" number:grouping="true"/>
    </number:number-style>
    <number:number-style style:name="N165P1" style:volatile="true">
      <number:text>–</number:text>
      <number:number number:decimal-places="0" number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number:min-decimal-places="2" number:min-integer-digits="1" number:grouping="true"/>
    </number:number-style>
    <number:number-style style:name="N166P1" style:volatile="true">
      <number:text>–</number:text>
      <number:number number:decimal-places="2" number:min-decimal-places="2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7P1" style:volatile="true">
      <number:text>－  </number:text>
      <number:number number:decimal-places="0" number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801cm" fo:margin-left="0cm" fo:margin-right="0cm" style:first-page-number="continue" style:scale-to="6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277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0cm" fo:margin-left="1cm" fo:margin-right="1cm" style:first-page-number="continue" style:scale-to="65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7-年月別" style:display-name="PageStyle_07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7-縣市別" style:display-name="PageStyle_07-縣市別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8-08T16:09:01</dc:date>
    <meta:print-date>2022-06-29T16:31:33</meta:print-date>
    <meta:document-statistic meta:table-count="2" meta:cell-count="2249" meta:object-count="0"/>
    <meta:generator>LibreOffice/24.2.7.2$Linux_X86_64 LibreOffice_project/420$Build-2</meta:generator>
  </office:meta>
</office:document-meta>
</file>